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20f2c2" officeooo:paragraph-rsid="0020f2c2" style:font-size-asian="10pt" style:font-size-complex="10pt"/>
    </style:style>
    <style:style style:name="P2" style:family="paragraph" style:parent-style-name="Standard">
      <style:text-properties fo:font-size="10pt" officeooo:rsid="001ba505" officeooo:paragraph-rsid="001ba505" style:font-size-asian="10pt" style:font-size-complex="10pt"/>
    </style:style>
    <style:style style:name="P3" style:family="paragraph" style:parent-style-name="Standard">
      <style:text-properties fo:font-size="10pt" officeooo:rsid="001f1b8d" officeooo:paragraph-rsid="001cde09" style:font-size-asian="10pt" style:font-size-complex="10pt"/>
    </style:style>
    <style:style style:name="P4" style:family="paragraph" style:parent-style-name="Standard">
      <style:text-properties fo:font-size="10pt" officeooo:rsid="001f1b8d" officeooo:paragraph-rsid="0027285c" style:font-size-asian="10pt" style:font-size-complex="10pt"/>
    </style:style>
    <style:style style:name="P5" style:family="paragraph" style:parent-style-name="Standard">
      <style:text-properties fo:font-size="10pt" officeooo:rsid="001f1b8d" officeooo:paragraph-rsid="00289a00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6a9b67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#ffccff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7285c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89a00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a894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f5091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4ad585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5ff481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68f61c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6a9b67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6b0a3c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6cd35e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6d57d6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6f26f7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707d96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72ec98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20f2c2" officeooo:paragraph-rsid="0027285c" style:font-size-asian="10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20f2c2" officeooo:paragraph-rsid="00289a00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2f5091" officeooo:paragraph-rsid="002f5091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4523ee" officeooo:paragraph-rsid="004523ee" style:font-size-asian="10pt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4523ee" officeooo:paragraph-rsid="004d5c77" style:font-size-asian="10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4c3fd8" officeooo:paragraph-rsid="004c3fd8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05d65" officeooo:paragraph-rsid="00505d65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4024c" officeooo:paragraph-rsid="0054024c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45e75" officeooo:paragraph-rsid="00545e75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5ba86" officeooo:paragraph-rsid="0055ba86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5ba86" officeooo:paragraph-rsid="0058233e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8233e" officeooo:paragraph-rsid="0058233e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9b2d3" officeooo:paragraph-rsid="0059b2d3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adb29" officeooo:paragraph-rsid="005adb29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ce152" officeooo:paragraph-rsid="005ce152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ff481" officeooo:paragraph-rsid="005ff481" style:font-size-asian="10pt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71d590" officeooo:paragraph-rsid="0072ec98" style:font-size-asian="10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7a1791" officeooo:paragraph-rsid="007a1791" style:font-size-asian="10pt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7a1791" officeooo:paragraph-rsid="007c0387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2a894f" officeooo:paragraph-rsid="002a894f" fo:background-color="#6666ff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paragraph-rsid="00289a00" fo:background-color="#fffff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fo:background-color="#ffccff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paragraph-rsid="00302711" fo:background-color="#ffccff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20f2c2" officeooo:paragraph-rsid="00289a00" fo:background-color="#ffccf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2f5091" officeooo:paragraph-rsid="002f5091" fo:background-color="#ffccff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89a00" fo:background-color="#ffffff" style:font-size-asian="10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background-color="#ffccff" style:font-size-asian="10pt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3ab169" fo:background-color="#ffccff" style:font-size-asian="10pt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4523ee" officeooo:paragraph-rsid="004523ee" fo:background-color="#ffccff" style:font-size-asian="10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4024c" officeooo:paragraph-rsid="0054024c" fo:background-color="#ffccff" style:font-size-asian="10pt" style:font-size-complex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545e75" officeooo:paragraph-rsid="00545e75" fo:background-color="#ffccff" style:font-size-asian="10pt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71d590" officeooo:paragraph-rsid="0072ec98" fo:background-color="#ffccff" style:font-size-asian="10pt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0480f7f" officeooo:paragraph-rsid="00480f7f" style:font-size-asian="9pt" style:font-size-complex="9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 style:font-size-complex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a894f" style:font-size-asian="10pt" style:font-size-complex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4ad585" style:font-size-asian="10pt" style:font-size-complex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0f2c2" officeooo:paragraph-rsid="0027285c" style:font-size-asian="10pt" style:font-size-complex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89a00" officeooo:paragraph-rsid="00289a00" style:font-size-asian="10pt" style:font-size-complex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89a00" officeooo:paragraph-rsid="002a894f" style:font-size-asian="10pt" style:font-size-complex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f5091" officeooo:paragraph-rsid="002f5091" style:font-size-asian="10pt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4ad585" style:font-size-asian="10pt" style:font-size-complex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4ad585" officeooo:paragraph-rsid="004ad585" style:font-size-asian="10pt" style:font-size-complex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4523ee" officeooo:paragraph-rsid="004ad585" style:font-size-asian="10pt" style:font-size-complex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4c3fd8" officeooo:paragraph-rsid="004c3fd8" style:font-size-asian="10pt" style:font-size-complex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505d65" officeooo:paragraph-rsid="00505d65" style:font-size-asian="10pt" style:font-size-complex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51c409" officeooo:paragraph-rsid="00505d65" style:font-size-asian="10pt" style:font-size-complex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54024c" officeooo:paragraph-rsid="0054024c" style:font-size-asian="10pt" style:font-size-complex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71d590" officeooo:paragraph-rsid="0071d590" style:font-size-asian="10pt" style:font-size-complex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71d590" officeooo:paragraph-rsid="0072ec98" style:font-size-asian="10pt" style:font-size-complex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77c927" officeooo:paragraph-rsid="0072ec98" style:font-size-asian="10pt" style:font-size-complex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8c5621" officeooo:paragraph-rsid="008c5621" style:font-size-asian="10pt" style:font-size-complex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8c5621" officeooo:paragraph-rsid="0091e6a3" style:font-size-asian="10pt" style:font-size-complex="10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913f3e" officeooo:paragraph-rsid="00913f3e" style:font-size-asian="10pt" style:font-size-complex="10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fo:background-color="#ffccff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ffccff" style:font-size-asian="10pt" style:font-size-complex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1pt" fo:font-weight="bold" officeooo:rsid="008c5621" officeooo:paragraph-rsid="0091e6a3" style:font-size-asian="11pt" style:font-weight-asian="bold" style:font-size-complex="11pt" style:font-weight-complex="bold"/>
    </style:style>
    <style:style style:name="P81" style:family="paragraph" style:parent-style-name="Heading">
      <style:text-properties fo:font-size="12pt" style:font-size-asian="12pt" style:font-size-complex="12pt"/>
    </style:style>
    <style:style style:name="P82" style:family="paragraph" style:parent-style-name="Text_20_body">
      <style:text-properties fo:font-size="10pt" style:font-size-asian="10pt" style:font-size-complex="10pt"/>
    </style:style>
    <style:style style:name="P83" style:family="paragraph" style:parent-style-name="Text_20_body">
      <style:text-properties fo:font-size="10pt" officeooo:rsid="0020f2c2" officeooo:paragraph-rsid="002f5091" style:font-size-asian="10pt" style:font-size-complex="10pt"/>
    </style:style>
    <style:style style:name="P84" style:family="paragraph" style:parent-style-name="Text_20_body">
      <style:text-properties fo:font-size="10pt" officeooo:rsid="001ba505" officeooo:paragraph-rsid="001ba505" style:font-size-asian="10pt" style:font-size-complex="10pt"/>
    </style:style>
    <style:style style:name="P85" style:family="paragraph" style:parent-style-name="Text_20_body">
      <style:text-properties fo:font-size="10pt" officeooo:rsid="001f1b8d" officeooo:paragraph-rsid="001cde09" style:font-size-asian="10pt" style:font-size-complex="10pt"/>
    </style:style>
    <style:style style:name="P86" style:family="paragraph" style:parent-style-name="Text_20_body">
      <style:text-properties fo:font-size="10pt" officeooo:rsid="001f1b8d" officeooo:paragraph-rsid="001f1b8d" style:font-size-asian="10pt" style:font-size-complex="10pt"/>
    </style:style>
    <style:style style:name="P87" style:family="paragraph" style:parent-style-name="Text_20_body">
      <style:text-properties fo:font-size="10pt" officeooo:rsid="001cde09" officeooo:paragraph-rsid="001cde09" style:font-size-asian="10pt" style:font-size-complex="10pt"/>
    </style:style>
    <style:style style:name="P88" style:family="paragraph" style:parent-style-name="Text_20_body">
      <style:text-properties fo:font-size="10pt" officeooo:paragraph-rsid="001b8378" style:font-size-asian="10pt" style:font-size-complex="10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98745d" officeooo:paragraph-rsid="0098745d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8c5621" officeooo:paragraph-rsid="0098745d" style:font-size-asian="10pt" style:font-weight-asian="normal" style:font-size-complex="10pt" style:font-weight-complex="normal"/>
    </style:style>
    <style:style style:name="T1" style:family="text">
      <style:text-properties officeooo:rsid="001ba505"/>
    </style:style>
    <style:style style:name="T2" style:family="text">
      <style:text-properties officeooo:rsid="0020f2c2"/>
    </style:style>
    <style:style style:name="T3" style:family="text">
      <style:text-properties fo:color="#7f0055" style:font-name="Monospace"/>
    </style:style>
    <style:style style:name="T4" style:family="text">
      <style:text-properties fo:color="#7f0055" style:font-name="Monospace" fo:font-weight="bold" style:font-weight-asian="bold"/>
    </style:style>
    <style:style style:name="T5" style:family="text">
      <style:text-properties fo:color="#7f0055" style:font-name="Monospace" fo:font-weight="bold" officeooo:rsid="00289a00" style:font-weight-asian="bold"/>
    </style:style>
    <style:style style:name="T6" style:family="text">
      <style:text-properties fo:color="#7f0055" style:font-name="Monospace" fo:font-weight="bold" officeooo:rsid="0020f2c2" style:font-weight-asian="bold"/>
    </style:style>
    <style:style style:name="T7" style:family="text">
      <style:text-properties fo:color="#7f0055" style:font-name="Monospace" fo:font-weight="bold" officeooo:rsid="0031eabf" style:font-weight-asian="bold"/>
    </style:style>
    <style:style style:name="T8" style:family="text">
      <style:text-properties fo:color="#7f0055" style:font-name="Monospace" fo:font-weight="bold" officeooo:rsid="0046bd01" style:font-weight-asian="bold"/>
    </style:style>
    <style:style style:name="T9" style:family="text">
      <style:text-properties fo:color="#7f0055" style:font-name="Monospace" fo:font-weight="bold" officeooo:rsid="0049612a" style:font-weight-asian="bold"/>
    </style:style>
    <style:style style:name="T10" style:family="text">
      <style:text-properties fo:color="#7f0055" style:font-name="Monospace" fo:font-weight="bold" officeooo:rsid="0051c409" style:font-weight-asian="bold"/>
    </style:style>
    <style:style style:name="T11" style:family="text">
      <style:text-properties fo:color="#7f0055" style:font-name="Monospace" fo:font-weight="bold" officeooo:rsid="0077c927" style:font-weight-asian="bold"/>
    </style:style>
    <style:style style:name="T12" style:family="text">
      <style:text-properties fo:color="#7f0055" style:font-name="Monospace" fo:font-weight="bold" fo:background-color="#ffccff" style:font-weight-asian="bold"/>
    </style:style>
    <style:style style:name="T13" style:family="text">
      <style:text-properties fo:color="#7f0055" style:font-name="Monospace" fo:font-weight="bold" fo:background-color="#ffccff" style:font-weight-asian="bold" style:font-weight-complex="bold"/>
    </style:style>
    <style:style style:name="T14" style:family="text">
      <style:text-properties fo:color="#7f0055" style:font-name="Monospace" officeooo:rsid="00289a00"/>
    </style:style>
    <style:style style:name="T15" style:family="text">
      <style:text-properties fo:color="#7f0055" style:font-name="Monospace" fo:background-color="#ffccff"/>
    </style:style>
    <style:style style:name="T16" style:family="text">
      <style:text-properties fo:color="#7f0055" style:font-name="Monospace" officeooo:rsid="00289a00" fo:background-color="#ffccff"/>
    </style:style>
    <style:style style:name="T17" style:family="text">
      <style:text-properties fo:color="#000000" style:font-name="Monospace"/>
    </style:style>
    <style:style style:name="T18" style:family="text">
      <style:text-properties fo:color="#000000" style:font-name="Monospace" fo:font-style="italic" style:font-style-asian="italic"/>
    </style:style>
    <style:style style:name="T19" style:family="text">
      <style:text-properties fo:color="#000000" style:font-name="Monospace" fo:font-style="italic" fo:font-weight="bold" fo:background-color="#ffccff" style:font-style-asian="italic" style:font-weight-asian="bold" style:font-weight-complex="bold"/>
    </style:style>
    <style:style style:name="T20" style:family="text">
      <style:text-properties fo:color="#000000" style:font-name="Monospace" fo:font-style="italic" fo:font-weight="bold" officeooo:rsid="005670bf" fo:background-color="#ffccff" style:font-style-asian="italic" style:font-weight-asian="bold" style:font-weight-complex="bold"/>
    </style:style>
    <style:style style:name="T21" style:family="text">
      <style:text-properties fo:color="#000000" style:font-name="Monospace" fo:font-style="italic" fo:background-color="#ffccff" style:font-style-asian="italic"/>
    </style:style>
    <style:style style:name="T22" style:family="text">
      <style:text-properties fo:color="#000000" style:font-name="Monospace" officeooo:rsid="0027285c"/>
    </style:style>
    <style:style style:name="T23" style:family="text">
      <style:text-properties fo:color="#000000" style:font-name="Monospace" officeooo:rsid="00289a00"/>
    </style:style>
    <style:style style:name="T24" style:family="text">
      <style:text-properties fo:color="#000000" style:font-name="Monospace" officeooo:rsid="0020f2c2"/>
    </style:style>
    <style:style style:name="T25" style:family="text">
      <style:text-properties fo:color="#000000" style:font-name="Monospace" officeooo:rsid="002c9211"/>
    </style:style>
    <style:style style:name="T26" style:family="text">
      <style:text-properties fo:color="#000000" style:font-name="Monospace" officeooo:rsid="0031eabf"/>
    </style:style>
    <style:style style:name="T27" style:family="text">
      <style:text-properties fo:color="#000000" style:font-name="Monospace" officeooo:rsid="0033480c"/>
    </style:style>
    <style:style style:name="T28" style:family="text">
      <style:text-properties fo:color="#000000" style:font-name="Monospace" officeooo:rsid="003641bc"/>
    </style:style>
    <style:style style:name="T29" style:family="text">
      <style:text-properties fo:color="#000000" style:font-name="Monospace" officeooo:rsid="0038e160"/>
    </style:style>
    <style:style style:name="T30" style:family="text">
      <style:text-properties fo:color="#000000" style:font-name="Monospace" fo:font-size="10pt" style:font-size-asian="10pt" style:font-size-complex="10pt"/>
    </style:style>
    <style:style style:name="T31" style:family="text">
      <style:text-properties fo:color="#000000" style:font-name="Monospace" fo:font-size="10pt" fo:font-style="italic" fo:background-color="#ffccff" style:font-size-asian="10pt" style:font-style-asian="italic" style:font-size-complex="10pt"/>
    </style:style>
    <style:style style:name="T32" style:family="text">
      <style:text-properties fo:color="#000000" style:font-name="Monospace" fo:font-size="10pt" fo:background-color="#ffccff" style:font-size-asian="10pt" style:font-size-complex="10pt"/>
    </style:style>
    <style:style style:name="T33" style:family="text">
      <style:text-properties fo:color="#000000" style:font-name="Monospace" fo:font-size="10pt" officeooo:rsid="00345b0a" fo:background-color="#ffccff" style:font-size-asian="10pt" style:font-size-complex="10pt"/>
    </style:style>
    <style:style style:name="T34" style:family="text">
      <style:text-properties fo:color="#000000" style:font-name="Monospace" officeooo:rsid="003ab169"/>
    </style:style>
    <style:style style:name="T35" style:family="text">
      <style:text-properties fo:color="#000000" style:font-name="Monospace" officeooo:rsid="003bf522"/>
    </style:style>
    <style:style style:name="T36" style:family="text">
      <style:text-properties fo:color="#000000" style:font-name="Monospace" officeooo:rsid="003dd569"/>
    </style:style>
    <style:style style:name="T37" style:family="text">
      <style:text-properties fo:color="#000000" style:font-name="Monospace" officeooo:rsid="004266a5"/>
    </style:style>
    <style:style style:name="T38" style:family="text">
      <style:text-properties fo:color="#000000" style:font-name="Monospace" officeooo:rsid="004523ee"/>
    </style:style>
    <style:style style:name="T39" style:family="text">
      <style:text-properties fo:color="#000000" style:font-name="Monospace" officeooo:rsid="0046bd01"/>
    </style:style>
    <style:style style:name="T40" style:family="text">
      <style:text-properties fo:color="#000000" style:font-name="Monospace" officeooo:rsid="00491bb6"/>
    </style:style>
    <style:style style:name="T41" style:family="text">
      <style:text-properties fo:color="#000000" style:font-name="Monospace" officeooo:rsid="0049612a"/>
    </style:style>
    <style:style style:name="T42" style:family="text">
      <style:text-properties fo:color="#000000" style:font-name="Monospace" officeooo:rsid="004ad585"/>
    </style:style>
    <style:style style:name="T43" style:family="text">
      <style:text-properties fo:color="#000000" style:font-name="Monospace" officeooo:rsid="004c3fd8"/>
    </style:style>
    <style:style style:name="T44" style:family="text">
      <style:text-properties fo:color="#000000" style:font-name="Monospace" fo:font-weight="bold" style:font-weight-asian="bold"/>
    </style:style>
    <style:style style:name="T45" style:family="text">
      <style:text-properties fo:color="#000000" style:font-name="Monospace" fo:font-weight="bold" fo:background-color="#ffccff" style:font-weight-asian="bold" style:font-weight-complex="bold"/>
    </style:style>
    <style:style style:name="T46" style:family="text">
      <style:text-properties fo:color="#000000" style:font-name="Monospace" fo:font-weight="bold" officeooo:rsid="00289a00" fo:background-color="#ffccff" style:font-weight-asian="bold" style:font-weight-complex="bold"/>
    </style:style>
    <style:style style:name="T47" style:family="text">
      <style:text-properties fo:color="#000000" style:font-name="Monospace" fo:font-weight="bold" officeooo:rsid="005670bf" fo:background-color="#ffccff" style:font-weight-asian="bold" style:font-weight-complex="bold"/>
    </style:style>
    <style:style style:name="T48" style:family="text">
      <style:text-properties fo:color="#000000" style:font-name="Monospace" fo:font-weight="bold" officeooo:rsid="0058233e" fo:background-color="#ffccff" style:font-weight-asian="bold" style:font-weight-complex="bold"/>
    </style:style>
    <style:style style:name="T49" style:family="text">
      <style:text-properties fo:color="#000000" style:font-name="Monospace" fo:font-weight="bold" officeooo:rsid="0072ec98" fo:background-color="#ffccff" style:font-weight-asian="bold" style:font-weight-complex="bold"/>
    </style:style>
    <style:style style:name="T50" style:family="text">
      <style:text-properties fo:color="#000000" style:font-name="Monospace" fo:font-weight="bold" officeooo:rsid="006f26f7" fo:background-color="#ffccff" style:font-weight-asian="bold" style:font-weight-complex="bold"/>
    </style:style>
    <style:style style:name="T51" style:family="text">
      <style:text-properties fo:color="#000000" style:font-name="Monospace" fo:background-color="#ffccff"/>
    </style:style>
    <style:style style:name="T52" style:family="text">
      <style:text-properties fo:color="#000000" style:font-name="Monospace" officeooo:rsid="00289a00" fo:background-color="#ffccff"/>
    </style:style>
    <style:style style:name="T53" style:family="text">
      <style:text-properties fo:color="#000000" style:font-name="Monospace" officeooo:rsid="004f0c9f" fo:background-color="#ffccff"/>
    </style:style>
    <style:style style:name="T54" style:family="text">
      <style:text-properties fo:color="#000000" style:font-name="Monospace" officeooo:rsid="0051c409"/>
    </style:style>
    <style:style style:name="T55" style:family="text">
      <style:text-properties fo:color="#000000" style:font-name="Monospace" officeooo:rsid="0053efe7"/>
    </style:style>
    <style:style style:name="T56" style:family="text">
      <style:text-properties fo:color="#000000" style:font-name="Monospace" officeooo:rsid="0077c927"/>
    </style:style>
    <style:style style:name="T57" style:family="text">
      <style:text-properties fo:color="#0000c0" style:font-name="Monospace"/>
    </style:style>
    <style:style style:name="T58" style:family="text">
      <style:text-properties fo:color="#0000c0" style:font-name="Monospace" fo:font-size="10pt" fo:background-color="#ffccff" style:font-size-asian="10pt" style:font-size-complex="10pt"/>
    </style:style>
    <style:style style:name="T59" style:family="text">
      <style:text-properties fo:color="#0000c0" style:font-name="Monospace" fo:font-weight="bold" fo:background-color="#ffccff" style:font-weight-asian="bold" style:font-weight-complex="bold"/>
    </style:style>
    <style:style style:name="T60" style:family="text">
      <style:text-properties fo:color="#0000c0" style:font-name="Monospace" fo:font-weight="bold" officeooo:rsid="005670bf" fo:background-color="#ffccff" style:font-weight-asian="bold" style:font-weight-complex="bold"/>
    </style:style>
    <style:style style:name="T61" style:family="text">
      <style:text-properties fo:color="#0000c0" style:font-name="Monospace" fo:background-color="#ffccff"/>
    </style:style>
    <style:style style:name="T62" style:family="text">
      <style:text-properties fo:color="#6a3e3e" style:font-name="Monospace"/>
    </style:style>
    <style:style style:name="T63" style:family="text">
      <style:text-properties fo:color="#6a3e3e" style:font-name="Monospace" officeooo:rsid="0020f2c2"/>
    </style:style>
    <style:style style:name="T64" style:family="text">
      <style:text-properties fo:color="#6a3e3e" style:font-name="Monospace" fo:font-weight="bold" fo:background-color="#ffccff" style:font-weight-asian="bold" style:font-weight-complex="bold"/>
    </style:style>
    <style:style style:name="T65" style:family="text">
      <style:text-properties fo:color="#6a3e3e" style:font-name="Monospace" fo:font-weight="bold" officeooo:rsid="006f26f7" fo:background-color="#ffccff" style:font-weight-asian="bold" style:font-weight-complex="bold"/>
    </style:style>
    <style:style style:name="T66" style:family="text">
      <style:text-properties fo:color="#6a3e3e" style:font-name="Monospace" fo:background-color="#ffccff"/>
    </style:style>
    <style:style style:name="T67" style:family="text">
      <style:text-properties officeooo:rsid="0026fc35"/>
    </style:style>
    <style:style style:name="T68" style:family="text">
      <style:text-properties fo:color="#3f7f5f"/>
    </style:style>
    <style:style style:name="T69" style:family="text">
      <style:text-properties fo:color="#3f7f5f" style:font-name="Monospace"/>
    </style:style>
    <style:style style:name="T70" style:family="text">
      <style:text-properties fo:color="#3f7f5f" style:font-name="Monospace" fo:font-size="10pt" fo:background-color="#ffccff" style:font-size-asian="10pt" style:font-size-complex="10pt"/>
    </style:style>
    <style:style style:name="T71" style:family="text">
      <style:text-properties fo:color="#3f7f5f" style:font-name="Monospace" officeooo:rsid="003ab169"/>
    </style:style>
    <style:style style:name="T72" style:family="text">
      <style:text-properties fo:color="#3f7f5f" style:font-name="Monospace" fo:font-weight="bold" fo:background-color="#ffccff" style:font-weight-asian="bold" style:font-weight-complex="bold"/>
    </style:style>
    <style:style style:name="T73" style:family="text">
      <style:text-properties fo:color="#3f7f5f" style:font-name="Monospace" officeooo:rsid="006cd35e"/>
    </style:style>
    <style:style style:name="T74" style:family="text">
      <style:text-properties fo:color="#3f7f5f" style:font-name="Monospace" officeooo:rsid="006f26f7"/>
    </style:style>
    <style:style style:name="T75" style:family="text">
      <style:text-properties fo:color="#3f7f5f" style:font-name="Monospace" officeooo:rsid="00707d96"/>
    </style:style>
    <style:style style:name="T76" style:family="text">
      <style:text-properties fo:color="#3f7f5f" style:font-name="Monospace" officeooo:rsid="0072ec98"/>
    </style:style>
    <style:style style:name="T77" style:family="text">
      <style:text-properties fo:color="#3f7f5f" officeooo:rsid="006a9b67"/>
    </style:style>
    <style:style style:name="T78" style:family="text">
      <style:text-properties officeooo:rsid="002f5091"/>
    </style:style>
    <style:style style:name="T79" style:family="text">
      <style:text-properties fo:color="#2e3436" style:font-name="Monospace" fo:font-style="italic" style:text-underline-style="solid" style:text-underline-width="auto" style:text-underline-color="font-color" style:font-style-asian="italic"/>
    </style:style>
    <style:style style:name="T80" style:family="text">
      <style:text-properties officeooo:rsid="0055ba86"/>
    </style:style>
    <style:style style:name="T81" style:family="text">
      <style:text-properties officeooo:rsid="005670bf"/>
    </style:style>
    <style:style style:name="T82" style:family="text">
      <style:text-properties officeooo:rsid="0058233e"/>
    </style:style>
    <style:style style:name="T83" style:family="text">
      <style:text-properties officeooo:rsid="00585aa5"/>
    </style:style>
    <style:style style:name="T84" style:family="text">
      <style:text-properties officeooo:rsid="005c08a6"/>
    </style:style>
    <style:style style:name="T85" style:family="text">
      <style:text-properties officeooo:rsid="0063abde"/>
    </style:style>
    <style:style style:name="T86" style:family="text">
      <style:text-properties officeooo:rsid="008ccfdf"/>
    </style:style>
    <style:style style:name="T87" style:family="text">
      <style:text-properties officeooo:rsid="0098313f"/>
    </style:style>
    <style:style style:name="T88" style:family="text">
      <style:text-properties officeooo:rsid="00987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自上而下，测试优先</text:p>
      <text:h text:style-name="Heading_20_3" text:outline-level="3">一次保龄球比赛</text:h>
      <text:p text:style-name="P81">比赛规则：</text:p>
      <text:p text:style-name="P82">一局10轮，每轮10个木瓶，可投掷2次。</text:p>
      <text:p text:style-name="P82">全中：第一次击倒所有木瓶，本轮结束。积分10 + 接下来两次投掷击倒的木瓶数 + 前一轮的得分。</text:p>
      <text:p text:style-name="P88">补中：第二次击倒所有木瓶，本轮结束。积分10 + 接下来一次投掷击倒的木瓶数 + 前一轮的得分。</text:p>
      <text:p text:style-name="P88">其他：本轮次两次击倒的木瓶数 + 前一轮的得分。</text:p>
      <text:p text:style-name="P88">注：第十轮为全中/补中，可以多投掷两/一次，完成积分。</text:p>
      <text:p text:style-name="P81">问题分析：</text:p>
      <text:p text:style-name="P84">Game 对象包含 10 个 Frame 对象， 每个 Frame 对象包含 1个、2个或3个Throw对象。选取测试类，开始编写用例。</text:p>
      <text:p text:style-name="P81">开始测试：</text:p>
      <text:p text:style-name="P82"><text:span text:style-name="T78">1.</text:span>创建一个<text:span text:style-name="T1">Game对象，测试投掷。</text:span></text:p>
      <text:p text:style-name="P2"><text:span text:style-name="T4">private</text:span><text:span text:style-name="T17"> Game </text:span><text:span text:style-name="T57">g</text:span><text:span text:style-name="T17">;</text:span></text:p>
      <text:p text:style-name="P10"><text:span text:style-name="T17"><text:s text:c="4"/></text:span><text:span text:style-name="T4">public</text:span><text:span text:style-name="T17"> </text:span><text:span text:style-name="T4">void</text:span><text:span text:style-name="T17"> setUp(){</text:span></text:p>
      <text:p text:style-name="P10"><text:span text:style-name="T17"><text:s text:c="4"/><text:tab/></text:span><text:span text:style-name="T57">g</text:span><text:span text:style-name="T17"> = </text:span><text:span text:style-name="T4">new</text:span><text:span text:style-name="T17"> Game();</text:span></text:p>
      <text:p text:style-name="P58"><text:s text:c="4"/>}</text:p>
      <text:p text:style-name="P84"/>
      <text:p text:style-name="P87">根据游戏规则，至少需要两次才能完成一次积分，所以先从两次投掷<text:span text:style-name="T67">，没有补中和全中的情况开始。</text:span></text:p>
      <text:p text:style-name="P3"><text:span text:style-name="T4">public</text:span><text:span text:style-name="T17"> </text:span><text:span text:style-name="T4">void</text:span><text:span text:style-name="T17"> testTwoThrows</text:span><text:span text:style-name="T22">NoMark</text:span><text:span text:style-name="T17">(){</text:span></text:p>
      <text:p text:style-name="P10"><text:span text:style-name="T17"><text:s text:c="4"/><text:tab/></text:span><text:span text:style-name="T57">g</text:span><text:span text:style-name="T17">.add(5);</text:span></text:p>
      <text:p text:style-name="P10"><text:span text:style-name="T17"><text:s text:c="4"/><text:tab/></text:span><text:span text:style-name="T57">g</text:span><text:span text:style-name="T17">.add(4);</text:span></text:p>
      <text:p text:style-name="P10"><text:span text:style-name="T17"><text:s text:c="4"/><text:tab/></text:span><text:span text:style-name="T18">assertEquals</text:span><text:span text:style-name="T17">(9, </text:span><text:span text:style-name="T57">g</text:span><text:span text:style-name="T17">.Score());</text:span></text:p>
      <text:p text:style-name="P58"><text:s text:c="4"/>}</text:p>
      <text:p text:style-name="P85"/>
      <text:p text:style-name="P86">为了通过测试<text:span text:style-name="T2">，开始编写Game类。</text:span></text:p>
      <text:p text:style-name="P1"><text:span text:style-name="T4">private</text:span><text:span text:style-name="T17"> </text:span><text:span text:style-name="T4">int</text:span><text:span text:style-name="T17"> </text:span><text:span text:style-name="T57">score</text:span><text:span text:style-name="T17">;</text:span></text:p>
      <text:p text:style-name="P7"/>
      <text:p text:style-name="P10"><text:span text:style-name="T17"><text:tab/></text:span><text:span text:style-name="T4">public</text:span><text:span text:style-name="T17"> </text:span><text:span text:style-name="T4">void</text:span><text:span text:style-name="T17"> add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57">score</text:span><text:span text:style-name="T17"> += </text:span><text:span text:style-name="T62">pins</text:span><text:span text:style-name="T17">;</text:span></text:p>
      <text:p text:style-name="P58"><text:tab/>}</text:p>
      <text:p text:style-name="P7"/>
      <text:p text:style-name="P10"><text:span text:style-name="T17"><text:tab/></text:span><text:span text:style-name="T4">public</text:span><text:span text:style-name="T17"> </text:span><text:span text:style-name="T4">int</text:span><text:span text:style-name="T17"> score() {</text:span></text:p>
      <text:p text:style-name="P10"><text:span text:style-name="T17"><text:tab/><text:tab/></text:span><text:span text:style-name="T4">return</text:span><text:span text:style-name="T17"> </text:span><text:span text:style-name="T57">score</text:span><text:span text:style-name="T17">;</text:span></text:p>
      <text:p text:style-name="P58"><text:tab/>}</text:p>
      <text:p text:style-name="P83">测试通过。</text:p>
      <text:p text:style-name="P83"><text:span text:style-name="T78">2.</text:span>接下来测试四次投掷<text:span text:style-name="T67">，没有补中和全中的情况。</text:span></text:p>
      <text:p text:style-name="P4"><text:span text:style-name="T4">public</text:span><text:span text:style-name="T17"> </text:span><text:span text:style-name="T4">void</text:span><text:span text:style-name="T17"> test</text:span><text:span text:style-name="T22">Four</text:span><text:span text:style-name="T17">Throws</text:span><text:span text:style-name="T22">NoMark</text:span><text:span text:style-name="T17">(){</text:span></text:p>
      <text:p text:style-name="P11"><text:span text:style-name="T17"><text:s text:c="4"/><text:tab/></text:span><text:span text:style-name="T57">g</text:span><text:span text:style-name="T17">.add(5);</text:span></text:p>
      <text:p text:style-name="P11"><text:span text:style-name="T17"><text:s text:c="4"/><text:tab/></text:span><text:span text:style-name="T57">g</text:span><text:span text:style-name="T17">.add(4);</text:span></text:p>
      <text:p text:style-name="P11"><text:span text:style-name="T57"><text:tab/>g</text:span><text:span text:style-name="T17">.add(</text:span><text:span text:style-name="T22">2</text:span><text:span text:style-name="T17">);</text:span></text:p>
      <text:p text:style-name="P11"><text:soft-page-break/><text:span text:style-name="T17"><text:s text:c="4"/><text:tab/></text:span><text:span text:style-name="T57">g</text:span><text:span text:style-name="T17">.add(</text:span><text:span text:style-name="T22">7</text:span><text:span text:style-name="T17">);</text:span></text:p>
      <text:p text:style-name="P11"><text:span text:style-name="T17"><text:s text:c="4"/><text:tab/></text:span><text:span text:style-name="T18">assertEquals</text:span><text:span text:style-name="T17">(</text:span><text:span text:style-name="T22">18</text:span><text:span text:style-name="T17">, </text:span><text:span text:style-name="T57">g</text:span><text:span text:style-name="T17">.Score());</text:span></text:p>
      <text:p text:style-name="P61"><text:s text:c="4"/>}</text:p>
      <text:p text:style-name="P25"><text:span text:style-name="T17">四次投掷</text:span><text:span text:style-name="T23">，没有补中和全中，应该是两轮，所以我们需要获取每一轮的得分，测试用例添加轮次得分。</text:span></text:p>
      <text:p text:style-name="P5"><text:span text:style-name="T4">public</text:span><text:span text:style-name="T17"> </text:span><text:span text:style-name="T4">void</text:span><text:span text:style-name="T17"> test</text:span><text:span text:style-name="T22">Four</text:span><text:span text:style-name="T17">Throws</text:span><text:span text:style-name="T22">NoMark</text:span><text:span text:style-name="T17">(){</text:span></text:p>
      <text:p text:style-name="P12"><text:span text:style-name="T17"><text:s text:c="4"/><text:tab/></text:span><text:span text:style-name="T57">g</text:span><text:span text:style-name="T17">.add(5);</text:span></text:p>
      <text:p text:style-name="P12"><text:span text:style-name="T17"><text:s text:c="4"/><text:tab/></text:span><text:span text:style-name="T57">g</text:span><text:span text:style-name="T17">.add(4);</text:span></text:p>
      <text:p text:style-name="P12"><text:span text:style-name="T57"><text:tab/>g</text:span><text:span text:style-name="T17">.add(</text:span><text:span text:style-name="T22">2</text:span><text:span text:style-name="T17">);</text:span></text:p>
      <text:p text:style-name="P12"><text:span text:style-name="T17"><text:s text:c="4"/><text:tab/></text:span><text:span text:style-name="T57">g</text:span><text:span text:style-name="T17">.add(</text:span><text:span text:style-name="T22">7</text:span><text:span text:style-name="T17">);</text:span></text:p>
      <text:p text:style-name="P12"><text:span text:style-name="T17"><text:s text:c="4"/><text:tab/></text:span><text:span text:style-name="T18">assertEquals</text:span><text:span text:style-name="T17">(</text:span><text:span text:style-name="T22">18</text:span><text:span text:style-name="T17">, </text:span><text:span text:style-name="T57">g</text:span><text:span text:style-name="T17">.Score());</text:span></text:p>
      <text:p text:style-name="P50"><text:span text:style-name="T17"><text:tab/></text:span><text:span text:style-name="T46">assertEquals(9, g.scoreForFrame(1));</text:span></text:p>
      <text:p text:style-name="P45"><text:span text:style-name="T23"><text:tab/></text:span><text:span text:style-name="T52">assertEquals(18, g.scoreForFrame(2));</text:span></text:p>
      <text:p text:style-name="P62"><text:s text:c="4"/>}</text:p>
      <text:p text:style-name="P26"><text:span text:style-name="T23">开始为Game类添加新的方法scoreForFrame(int theFrame)</text:span><text:span text:style-name="T25">以通过测试</text:span><text:span text:style-name="T23">。</text:span></text:p>
      <text:p text:style-name="P48"><text:span text:style-name="T14">private</text:span><text:span text:style-name="T17"> </text:span><text:span text:style-name="T3">int</text:span><text:span text:style-name="T17"> </text:span><text:span text:style-name="T57">currentThrow</text:span><text:span text:style-name="T17"> = 0;</text:span></text:p>
      <text:p text:style-name="P46"><text:span text:style-name="T3">private</text:span><text:span text:style-name="T17"> </text:span><text:span text:style-name="T3">int</text:span><text:span text:style-name="T17">[] </text:span><text:span text:style-name="T57">itsThrows</text:span><text:span text:style-name="T17"> = </text:span><text:span text:style-name="T3">new</text:span><text:span text:style-name="T17"> </text:span><text:span text:style-name="T3">int</text:span><text:span text:style-name="T17">[21];</text:span><text:span text:style-name="T69">//最多投掷次数10*2+1;</text:span></text:p>
      <text:p text:style-name="P12"><text:span text:style-name="T5">public</text:span><text:span text:style-name="T24"> </text:span><text:span text:style-name="T6">void</text:span><text:span text:style-name="T24"> add(</text:span><text:span text:style-name="T6">int</text:span><text:span text:style-name="T24"> </text:span><text:span text:style-name="T63">pins</text:span><text:span text:style-name="T24">) {</text:span></text:p>
      <text:p text:style-name="P10"><text:span text:style-name="T17"><text:tab/><text:tab/></text:span><text:span text:style-name="T59">itsThrows</text:span><text:span text:style-name="T45">[</text:span><text:span text:style-name="T59">currentThrow</text:span><text:span text:style-name="T45">++] += </text:span><text:span text:style-name="T64">pins</text:span><text:span text:style-name="T45">;</text:span></text:p>
      <text:p text:style-name="P10"><text:span text:style-name="T17"><text:tab/><text:tab/></text:span><text:span text:style-name="T57">score</text:span><text:span text:style-name="T17"> += </text:span><text:span text:style-name="T62">pins</text:span><text:span text:style-name="T17">;</text:span></text:p>
      <text:p text:style-name="P58"><text:tab/>}</text:p>
      <text:p text:style-name="P44"><text:span text:style-name="T16">public</text:span><text:span text:style-name="T51"> </text:span><text:span text:style-name="T15">int</text:span><text:span text:style-name="T51"> scoreForFrame(</text:span><text:span text:style-name="T15">int</text:span><text:span text:style-name="T51"> </text:span><text:span text:style-name="T66">theFrame</text:span><text:span text:style-name="T51">){</text:span></text:p>
      <text:p text:style-name="P46"><text:span text:style-name="T17"><text:tab/><text:tab/></text:span><text:span text:style-name="T3">int</text:span><text:span text:style-name="T17"> </text:span><text:span text:style-name="T62">frameScore</text:span><text:span text:style-name="T17"> = 0;</text:span></text:p>
      <text:p text:style-name="P46"><text:span text:style-name="T17"><text:tab/><text:tab/></text:span><text:span text:style-name="T3">for</text:span><text:span text:style-name="T17">(</text:span><text:span text:style-name="T3">int</text:span><text:span text:style-name="T17"> </text:span><text:span text:style-name="T62">i</text:span><text:span text:style-name="T17"> = 0; </text:span><text:span text:style-name="T62">i</text:span><text:span text:style-name="T17"> &lt; </text:span><text:span text:style-name="T57">currentThrow</text:span><text:span text:style-name="T17"> &amp;&amp; </text:span><text:span text:style-name="T62">theFrame</text:span><text:span text:style-name="T17"> &gt; 0; </text:span><text:span text:style-name="T62">i</text:span><text:span text:style-name="T17"> += 2, </text:span><text:span text:style-name="T62">theFrame</text:span><text:span text:style-name="T17">--)</text:span></text:p>
      <text:p text:style-name="P46"><text:span text:style-name="T17"><text:tab/><text:tab/><text:tab/></text:span><text:span text:style-name="T62">frameScore</text:span><text:span text:style-name="T17"> += </text:span><text:span text:style-name="T57">itsThrows</text:span><text:span text:style-name="T17">[</text:span><text:span text:style-name="T62">i</text:span><text:span text:style-name="T17">] + </text:span><text:span text:style-name="T57">itsThrows</text:span><text:span text:style-name="T17">[</text:span><text:span text:style-name="T62">i</text:span><text:span text:style-name="T17">+1];</text:span></text:p>
      <text:p text:style-name="P46"><text:span text:style-name="T17"><text:tab/><text:tab/></text:span><text:span text:style-name="T3">return</text:span><text:span text:style-name="T17"> </text:span><text:span text:style-name="T62">frameScore</text:span><text:span text:style-name="T17">;</text:span></text:p>
      <text:p text:style-name="P78"><text:tab/>}</text:p>
      <text:p text:style-name="P63">简化循环</text:p>
      <text:p text:style-name="P13"><text:span text:style-name="T4">public</text:span><text:span text:style-name="T17"> </text:span><text:span text:style-name="T4">int</text:span><text:span text:style-name="T17"> scoreForFrame(</text:span><text:span text:style-name="T4">int</text:span><text:span text:style-name="T17"> </text:span><text:span text:style-name="T62">theFrame</text:span><text:span text:style-name="T17">){</text:span></text:p>
      <text:p text:style-name="P10"><text:span text:style-name="T17"><text:tab/><text:tab/></text:span><text:span text:style-name="T13">int</text:span><text:span text:style-name="T45"> </text:span><text:span text:style-name="T64">i</text:span><text:span text:style-name="T45"> = 0;</text:span><text:span text:style-name="T72">//每一轮对应第几次投掷</text:span></text:p>
      <text:p text:style-name="P10"><text:span text:style-name="T17"><text:tab/><text:tab/></text:span><text:span text:style-name="T4">int</text:span><text:span text:style-name="T17"> </text:span><text:span text:style-name="T62">frameScore</text:span><text:span text:style-name="T17"> = 0;</text:span></text:p>
      <text:p text:style-name="P10"><text:span text:style-name="T17"><text:tab/><text:tab/></text:span><text:span text:style-name="T13">for</text:span><text:span text:style-name="T45">(</text:span><text:span text:style-name="T13">int</text:span><text:span text:style-name="T45"> </text:span><text:span text:style-name="T64">currentFrame</text:span><text:span text:style-name="T45"> = 0; </text:span><text:span text:style-name="T64">currentFrame</text:span><text:span text:style-name="T45"> &lt; </text:span><text:span text:style-name="T64">theFrame</text:span><text:span text:style-name="T45">; </text:span><text:span text:style-name="T64">currentFrame</text:span><text:span text:style-name="T45">++){</text:span></text:p>
      <text:p text:style-name="P46"><text:span text:style-name="T17"><text:tab/><text:tab/><text:tab/></text:span><text:span text:style-name="T3">int</text:span><text:span text:style-name="T17"> </text:span><text:span text:style-name="T62">firstThrow</text:span><text:span text:style-name="T17"> = </text:span><text:span text:style-name="T57">itsThrows</text:span><text:span text:style-name="T17">[</text:span><text:span text:style-name="T62">i</text:span><text:span text:style-name="T17">++];</text:span><text:span text:style-name="T69">//每轮中的第一次投掷</text:span></text:p>
      <text:p text:style-name="P46"><text:span text:style-name="T17"><text:tab/><text:tab/><text:tab/></text:span><text:span text:style-name="T3">int</text:span><text:span text:style-name="T17"> </text:span><text:span text:style-name="T62">secondThrow</text:span><text:span text:style-name="T17"> = </text:span><text:span text:style-name="T57">itsThrows</text:span><text:span text:style-name="T17">[</text:span><text:span text:style-name="T62">i</text:span><text:span text:style-name="T17">++];</text:span><text:span text:style-name="T69">//每轮中的第二次投掷</text:span></text:p>
      <text:p text:style-name="P46"><text:span text:style-name="T17"><text:tab/><text:tab/><text:tab/></text:span><text:span text:style-name="T62">frameScore</text:span><text:span text:style-name="T17"> += </text:span><text:span text:style-name="T62">firstThrow</text:span><text:span text:style-name="T17"> + </text:span><text:span text:style-name="T62">secondThrow</text:span><text:span text:style-name="T17">;</text:span></text:p>
      <text:p text:style-name="P78"><text:tab/><text:tab/>}</text:p>
      <text:p text:style-name="P10"><text:span text:style-name="T17"><text:tab/><text:tab/></text:span><text:span text:style-name="T4">return</text:span><text:span text:style-name="T17"> </text:span><text:span text:style-name="T62">frameScore</text:span><text:span text:style-name="T17">;</text:span></text:p>
      <text:p text:style-name="P58"><text:tab/>}</text:p>
      <text:p text:style-name="P59"/>
      <text:p text:style-name="P27"><text:span text:style-name="T23">非补中和全中的情况测试通过</text:span><text:span text:style-name="T17">。</text:span></text:p>
      <text:p text:style-name="P64">3.开始测试补中的情况</text:p>
      <text:p text:style-name="P49"><text:span text:style-name="T3">public</text:span><text:span text:style-name="T17"> </text:span><text:span text:style-name="T3">void</text:span><text:span text:style-name="T17"> testSimpleSpare(){</text:span></text:p>
      <text:p text:style-name="P46"><text:span text:style-name="T17"><text:s text:c="4"/><text:tab/></text:span><text:span text:style-name="T57">a</text:span><text:span text:style-name="T17">.add(3);</text:span></text:p>
      <text:p text:style-name="P47"><text:span text:style-name="T17"><text:s text:c="4"/><text:tab/></text:span><text:span text:style-name="T57">a</text:span><text:span text:style-name="T17">.add(7);</text:span></text:p>
      <text:p text:style-name="P47"><text:span text:style-name="T57"><text:tab/>a</text:span><text:span text:style-name="T17">.add(3);</text:span></text:p>
      <text:p text:style-name="P46"><text:span text:style-name="T17"><text:s text:c="4"/><text:tab/></text:span><text:span text:style-name="T18">assertEquals</text:span><text:span text:style-name="T17">(13, </text:span><text:span text:style-name="T57">a</text:span><text:span text:style-name="T17">.scoreForFrame(1));</text:span></text:p>
      <text:p text:style-name="P78"><text:s text:c="4"/>}</text:p>
      <text:p text:style-name="P64">由于补中积分计算方式是：10+下一次投掷+之前得分，所以需要修改scoreForFrame(int theFrame)方法。</text:p>
      <text:p text:style-name="P14"><text:span text:style-name="T4">public</text:span><text:span text:style-name="T17"> </text:span><text:span text:style-name="T4">int</text:span><text:span text:style-name="T17"> scoreForFrame(</text:span><text:span text:style-name="T4">int</text:span><text:span text:style-name="T17"> </text:span><text:span text:style-name="T62">theFrame</text:span><text:span text:style-name="T17">){</text:span></text:p>
      <text:p text:style-name="P10"><text:span text:style-name="T17"><text:tab/><text:tab/></text:span><text:span text:style-name="T4">int</text:span><text:span text:style-name="T17"> </text:span><text:span text:style-name="T62">i</text:span><text:span text:style-name="T17"> = 0;</text:span><text:span text:style-name="T69">//每一轮对应第几次投掷</text:span></text:p>
      <text:p text:style-name="P10"><text:span text:style-name="T17"><text:tab/><text:tab/></text:span><text:span text:style-name="T12">int</text:span><text:span text:style-name="T51"> </text:span><text:span text:style-name="T66">realFrameScore</text:span><text:span text:style-name="T51"> = 0;</text:span></text:p>
      <text:p text:style-name="P10"><text:span text:style-name="T17"><text:tab/><text:tab/></text:span><text:span text:style-name="T4">for</text:span><text:span text:style-name="T17">(</text:span><text:span text:style-name="T4">int</text:span><text:span text:style-name="T17"> </text:span><text:span text:style-name="T62">currentFrame</text:span><text:span text:style-name="T17"> = 0; </text:span><text:span text:style-name="T62">currentFrame</text:span><text:span text:style-name="T17"> &lt; </text:span><text:span text:style-name="T62">theFrame</text:span><text:span text:style-name="T17">; </text:span><text:span text:style-name="T62">currentFrame</text:span><text:span text:style-name="T17">++){</text:span></text:p>
      <text:p text:style-name="P10"><text:span text:style-name="T17"><text:tab/><text:tab/><text:tab/></text:span><text:span text:style-name="T4">int</text:span><text:span text:style-name="T17"> </text:span><text:span text:style-name="T62">firstThrow</text:span><text:span text:style-name="T17"> = </text:span><text:span text:style-name="T57">itsThrows</text:span><text:span text:style-name="T17">[</text:span><text:span text:style-name="T62">i</text:span><text:span text:style-name="T17">++];</text:span><text:span text:style-name="T69">//每轮中的第一次投掷</text:span></text:p>
      <text:p text:style-name="P10"><text:span text:style-name="T17"><text:tab/><text:tab/><text:tab/></text:span><text:span text:style-name="T4">int</text:span><text:span text:style-name="T17"> </text:span><text:span text:style-name="T62">secondThrow</text:span><text:span text:style-name="T17"> = </text:span><text:span text:style-name="T57">itsThrows</text:span><text:span text:style-name="T17">[</text:span><text:span text:style-name="T62">i</text:span><text:span text:style-name="T17">++];</text:span><text:span text:style-name="T69">//每轮中的第二次投掷</text:span></text:p>
      <text:p text:style-name="P10"><text:soft-page-break/><text:span text:style-name="T17"><text:tab/><text:tab/><text:tab/></text:span><text:span text:style-name="T12">int</text:span><text:span text:style-name="T51"> </text:span><text:span text:style-name="T66">frameScore</text:span><text:span text:style-name="T51"> = </text:span><text:span text:style-name="T66">firstThrow</text:span><text:span text:style-name="T51"> + </text:span><text:span text:style-name="T66">secondThrow</text:span><text:span text:style-name="T51">;</text:span></text:p>
      <text:p text:style-name="P10"><text:span text:style-name="T17"><text:tab/><text:tab/><text:tab/></text:span><text:span text:style-name="T13">if</text:span><text:span text:style-name="T45">(</text:span><text:span text:style-name="T64">frameScore</text:span><text:span text:style-name="T45"> == 10)</text:span></text:p>
      <text:p text:style-name="P46"><text:span text:style-name="T17"><text:tab/><text:tab/><text:tab/><text:tab/></text:span><text:span text:style-name="T62">realFrameScore</text:span><text:span text:style-name="T17"> += </text:span><text:span text:style-name="T62">frameScore</text:span><text:span text:style-name="T17"> + </text:span><text:span text:style-name="T57">itsThrows</text:span><text:span text:style-name="T17">[</text:span><text:span text:style-name="T62">i</text:span><text:span text:style-name="T17">++];</text:span></text:p>
      <text:p text:style-name="P46"><text:span text:style-name="T17"><text:tab/><text:tab/><text:tab/></text:span><text:span text:style-name="T3">else</text:span></text:p>
      <text:p text:style-name="P46"><text:span text:style-name="T17"><text:tab/><text:tab/><text:tab/><text:tab/></text:span><text:span text:style-name="T62">realFrameScore</text:span><text:span text:style-name="T17"> += </text:span><text:span text:style-name="T62">frameScore</text:span><text:span text:style-name="T17">;</text:span></text:p>
      <text:p text:style-name="P78"><text:tab/><text:tab/>}</text:p>
      <text:p text:style-name="P10"><text:span text:style-name="T17"><text:tab/><text:tab/></text:span><text:span text:style-name="T12">return</text:span><text:span text:style-name="T51"> </text:span><text:span text:style-name="T66">realFrameScore</text:span><text:span text:style-name="T51">;</text:span></text:p>
      <text:p text:style-name="P58"><text:tab/>}</text:p>
      <text:p text:style-name="P27"><text:span text:style-name="T43">4.</text:span><text:span text:style-name="T17">这里当</text:span><text:span text:style-name="T26">frameScore == 10的时</text:span><text:span text:style-name="T28">，</text:span><text:span text:style-name="T29">i已经自增过了，再次</text:span><text:span text:style-name="T26">自增会导致计算出错，漏掉了</text:span><text:span text:style-name="T27">第二轮的3分。</text:span><text:span text:style-name="T35">另外score()方法只返回了木瓶数的和，不是正确的得分。</text:span><text:span text:style-name="T26">测试用例如下：</text:span></text:p>
      <text:p text:style-name="P27"><text:span text:style-name="T7">public</text:span><text:span text:style-name="T17"> </text:span><text:span text:style-name="T4">void</text:span><text:span text:style-name="T17"> testSimpleAfterSpare(){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7);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2);</text:span></text:p>
      <text:p text:style-name="P10"><text:span text:style-name="T17"><text:s text:c="4"/><text:tab/></text:span><text:span text:style-name="T18">assertEquals</text:span><text:span text:style-name="T17">(13, </text:span><text:span text:style-name="T57">a</text:span><text:span text:style-name="T17">.scoreForFrame(1));</text:span></text:p>
      <text:p text:style-name="P6"><text:span text:style-name="T30"><text:s text:c="4"/><text:tab/></text:span><text:span text:style-name="T31">assertEquals</text:span><text:span text:style-name="T32">(1</text:span><text:span text:style-name="T33">8</text:span><text:span text:style-name="T32">, </text:span><text:span text:style-name="T58">a</text:span><text:span text:style-name="T32">.score());</text:span><text:span text:style-name="T70">//结果是15分</text:span></text:p>
      <text:p text:style-name="P52"><text:span text:style-name="T18"><text:tab/>assertEquals</text:span><text:span text:style-name="T17">(13, </text:span><text:span text:style-name="T57">a</text:span><text:span text:style-name="T17">.scoreForFrame(</text:span><text:span text:style-name="T34">2</text:span><text:span text:style-name="T17">));</text:span><text:span text:style-name="T69">//结果是1</text:span><text:span text:style-name="T71">8</text:span><text:span text:style-name="T69">分</text:span></text:p>
      <text:p text:style-name="P58"><text:s text:c="4"/>}</text:p>
      <text:p text:style-name="P27"><text:span text:style-name="T26">我们需要</text:span><text:span text:style-name="T35">score()方法用当前的轮次作为参数去调用scoreForFrame()方法获取正确的得分</text:span><text:span text:style-name="T36">。</text:span><text:span text:style-name="T37">尝试在每一次投掷后调整一个</text:span><text:span text:style-name="T38">cruurentFrame成员变量。给每个测试用例添加获取当前轮次的测试</text:span><text:span text:style-name="T39">。</text:span></text:p>
      <text:p text:style-name="P27"><text:span text:style-name="T8">public</text:span><text:span text:style-name="T17"> </text:span><text:span text:style-name="T4">void</text:span><text:span text:style-name="T17"> testTwoThrows(){</text:span></text:p>
      <text:p text:style-name="P10"><text:span text:style-name="T17"><text:s text:c="4"/><text:tab/></text:span><text:span text:style-name="T57">a</text:span><text:span text:style-name="T17">.add(5);</text:span></text:p>
      <text:p text:style-name="P10"><text:span text:style-name="T17"><text:s text:c="4"/><text:tab/></text:span><text:span text:style-name="T57">a</text:span><text:span text:style-name="T17">.add(4);</text:span></text:p>
      <text:p text:style-name="P10"><text:span text:style-name="T17"><text:s text:c="4"/><text:tab/></text:span><text:span text:style-name="T18">assertEquals</text:span><text:span text:style-name="T17">(9, </text:span><text:span text:style-name="T57">a</text:span><text:span text:style-name="T17">.score());</text:span></text:p>
      <text:p text:style-name="P10"><text:span text:style-name="T17"><text:s text:c="4"/><text:tab/></text:span><text:span text:style-name="T21">assertEquals</text:span><text:span text:style-name="T51">(1, </text:span><text:span text:style-name="T61">a</text:span><text:span text:style-name="T51">.getCurrentFrame());</text:span></text:p>
      <text:p text:style-name="P58"><text:s text:c="4"/>}</text:p>
      <text:p text:style-name="P58"><text:s text:c="4"/></text:p>
      <text:p text:style-name="P10"><text:span text:style-name="T17"><text:s text:c="4"/></text:span><text:span text:style-name="T4">public</text:span><text:span text:style-name="T17"> </text:span><text:span text:style-name="T4">void</text:span><text:span text:style-name="T17"> testFourThrowsNoMark(){</text:span></text:p>
      <text:p text:style-name="P10"><text:span text:style-name="T17"><text:s text:c="4"/><text:tab/></text:span><text:span text:style-name="T57">a</text:span><text:span text:style-name="T17">.add(5);</text:span></text:p>
      <text:p text:style-name="P10"><text:span text:style-name="T17"><text:s text:c="4"/><text:tab/></text:span><text:span text:style-name="T57">a</text:span><text:span text:style-name="T17">.add(4);</text:span></text:p>
      <text:p text:style-name="P10"><text:span text:style-name="T17"><text:s text:c="4"/><text:tab/></text:span><text:span text:style-name="T57">a</text:span><text:span text:style-name="T17">.add(2);</text:span></text:p>
      <text:p text:style-name="P10"><text:span text:style-name="T17"><text:s text:c="4"/><text:tab/></text:span><text:span text:style-name="T57">a</text:span><text:span text:style-name="T17">.add(7);</text:span></text:p>
      <text:p text:style-name="P10"><text:span text:style-name="T17"><text:s text:c="4"/><text:tab/></text:span><text:span text:style-name="T18">assertEquals</text:span><text:span text:style-name="T17">(18, </text:span><text:span text:style-name="T57">a</text:span><text:span text:style-name="T17">.score());</text:span></text:p>
      <text:p text:style-name="P10"><text:span text:style-name="T17"><text:s text:c="4"/><text:tab/></text:span><text:span text:style-name="T18">assertEquals</text:span><text:span text:style-name="T17">(9, </text:span><text:span text:style-name="T57">a</text:span><text:span text:style-name="T17">.scoreForFrame(1));</text:span></text:p>
      <text:p text:style-name="P10"><text:span text:style-name="T17"><text:s text:c="4"/><text:tab/></text:span><text:span text:style-name="T18">assertEquals</text:span><text:span text:style-name="T17">(18, </text:span><text:span text:style-name="T57">a</text:span><text:span text:style-name="T17">.scoreForFrame(2));</text:span></text:p>
      <text:p text:style-name="P10"><text:span text:style-name="T17"><text:s text:c="4"/><text:tab/></text:span><text:span text:style-name="T21">assertEquals</text:span><text:span text:style-name="T51">(2, </text:span><text:span text:style-name="T61">a</text:span><text:span text:style-name="T51">.getCurrentFrame());</text:span></text:p>
      <text:p text:style-name="P58"><text:s text:c="4"/>}</text:p>
      <text:p text:style-name="P57"><text:span text:style-name="T39">修改以通过测试</text:span><text:span text:style-name="T17">。</text:span></text:p>
      <text:p text:style-name="P53"><text:span text:style-name="T4">private</text:span><text:span text:style-name="T17"> </text:span><text:span text:style-name="T4">int</text:span><text:span text:style-name="T17"> </text:span><text:span text:style-name="T57">currentFrame</text:span><text:span text:style-name="T17"> = </text:span><text:span text:style-name="T40">0</text:span><text:span text:style-name="T17">;</text:span></text:p>
      <text:p text:style-name="P53"><text:span text:style-name="T4">private</text:span><text:span text:style-name="T17"> </text:span><text:span text:style-name="T4">boolean</text:span><text:span text:style-name="T17"> </text:span><text:span text:style-name="T57">firstThrow</text:span><text:span text:style-name="T17"> = </text:span><text:span text:style-name="T4">true</text:span><text:span text:style-name="T17">;</text:span></text:p>
      <text:p text:style-name="P53"><text:span text:style-name="T4">public</text:span><text:span text:style-name="T17"> </text:span><text:span text:style-name="T4">int</text:span><text:span text:style-name="T17"> getCurrentFrame() {</text:span></text:p>
      <text:p text:style-name="P51"><text:span text:style-name="T17"><text:tab/><text:tab/></text:span><text:span text:style-name="T4">return</text:span><text:span text:style-name="T17"> </text:span><text:span text:style-name="T57">currentFrame</text:span><text:span text:style-name="T17">;</text:span></text:p>
      <text:p text:style-name="P79"><text:tab/>}</text:p>
      <text:p text:style-name="P28"><text:span text:style-name="T4">public</text:span><text:span text:style-name="T17"> </text:span><text:span text:style-name="T4">void</text:span><text:span text:style-name="T17"> add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57">itsThrows</text:span><text:span text:style-name="T17">[</text:span><text:span text:style-name="T57">currentThrow</text:span><text:span text:style-name="T17">++] += </text:span><text:span text:style-name="T62">pins</text:span><text:span text:style-name="T17">;</text:span></text:p>
      <text:p text:style-name="P10"><text:span text:style-name="T17"><text:tab/><text:tab/></text:span><text:span text:style-name="T57">score</text:span><text:span text:style-name="T17"> += </text:span><text:span text:style-name="T62">pins</text:span><text:span text:style-name="T17">;</text:span></text:p>
      <text:p text:style-name="P10"><text:span text:style-name="T17"><text:tab/><text:tab/></text:span><text:span text:style-name="T12">if</text:span><text:span text:style-name="T51"> (</text:span><text:span text:style-name="T61">firstThrow</text:span><text:span text:style-name="T51"> == </text:span><text:span text:style-name="T12">true</text:span><text:span text:style-name="T51">) {</text:span></text:p>
      <text:p text:style-name="P51"><text:span text:style-name="T17"><text:tab/><text:tab/><text:tab/></text:span><text:span text:style-name="T57">firstThrow</text:span><text:span text:style-name="T17"> = </text:span><text:span text:style-name="T4">false</text:span><text:span text:style-name="T17">;</text:span></text:p>
      <text:p text:style-name="P51"><text:span text:style-name="T17"><text:tab/><text:tab/><text:tab/></text:span><text:span text:style-name="T57">currentFrame</text:span><text:span text:style-name="T17">++;</text:span></text:p>
      <text:p text:style-name="P51"><text:span text:style-name="T17"><text:tab/><text:tab/>} </text:span><text:span text:style-name="T4">else</text:span><text:span text:style-name="T17"> {</text:span></text:p>
      <text:p text:style-name="P51"><text:span text:style-name="T17"><text:tab/><text:tab/><text:tab/></text:span><text:span text:style-name="T57">firstThrow</text:span><text:span text:style-name="T17"> = </text:span><text:span text:style-name="T4">true</text:span><text:span text:style-name="T17">;</text:span></text:p>
      <text:p text:style-name="P79"><text:tab/><text:tab/>}</text:p>
      <text:p text:style-name="P58"><text:tab/>}</text:p>
      <text:p text:style-name="P10"><text:soft-page-break/><text:span text:style-name="T17">当前轮次指的是最近一次投掷所在的轮次</text:span><text:span text:style-name="T41">，可以提取出来，放入adjustCurrentFrame()函数中。</text:span></text:p>
      <text:p text:style-name="P10"><text:span text:style-name="T9">public</text:span><text:span text:style-name="T17"> </text:span><text:span text:style-name="T4">void</text:span><text:span text:style-name="T17"> add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57">itsThrows</text:span><text:span text:style-name="T17">[</text:span><text:span text:style-name="T57">currentThrow</text:span><text:span text:style-name="T17">++] += </text:span><text:span text:style-name="T62">pins</text:span><text:span text:style-name="T17">;</text:span></text:p>
      <text:p text:style-name="P10"><text:span text:style-name="T17"><text:tab/><text:tab/></text:span><text:span text:style-name="T57">score</text:span><text:span text:style-name="T17"> += </text:span><text:span text:style-name="T62">pins</text:span><text:span text:style-name="T17">;</text:span></text:p>
      <text:p text:style-name="P10"><text:span text:style-name="T17"><text:tab/><text:tab/></text:span><text:span text:style-name="T51">adjustCurrentFrame();</text:span></text:p>
      <text:p text:style-name="P58"><text:tab/>}</text:p>
      <text:p text:style-name="P7"/>
      <text:p text:style-name="P10"><text:span text:style-name="T17"><text:tab/></text:span><text:span text:style-name="T12">private</text:span><text:span text:style-name="T51"> </text:span><text:span text:style-name="T12">void</text:span><text:span text:style-name="T51"> adjustCurrentFrame() {</text:span></text:p>
      <text:p text:style-name="P51"><text:span text:style-name="T17"><text:tab/><text:tab/></text:span><text:span text:style-name="T4">if</text:span><text:span text:style-name="T17"> (</text:span><text:span text:style-name="T57">firstThrow</text:span><text:span text:style-name="T17"> == </text:span><text:span text:style-name="T4">true</text:span><text:span text:style-name="T17">) {</text:span></text:p>
      <text:p text:style-name="P51"><text:span text:style-name="T17"><text:tab/><text:tab/><text:tab/></text:span><text:span text:style-name="T57">firstThrow</text:span><text:span text:style-name="T17"> = </text:span><text:span text:style-name="T4">false</text:span><text:span text:style-name="T17">;</text:span></text:p>
      <text:p text:style-name="P51"><text:span text:style-name="T17"><text:tab/><text:tab/><text:tab/></text:span><text:span text:style-name="T57">currentFrame</text:span><text:span text:style-name="T17">++;</text:span></text:p>
      <text:p text:style-name="P51"><text:span text:style-name="T17"><text:tab/><text:tab/>} </text:span><text:span text:style-name="T4">else</text:span><text:span text:style-name="T17"> {</text:span></text:p>
      <text:p text:style-name="P51"><text:span text:style-name="T17"><text:tab/><text:tab/><text:tab/></text:span><text:span text:style-name="T57">firstThrow</text:span><text:span text:style-name="T17"> = </text:span><text:span text:style-name="T4">true</text:span><text:span text:style-name="T17">;</text:span></text:p>
      <text:p text:style-name="P79"><text:tab/><text:tab/>}</text:p>
      <text:p text:style-name="P79"><text:tab/>}</text:p>
      <text:p text:style-name="P10"><text:span text:style-name="T41">当前轮次是正在进行的投掷所在轮次</text:span><text:span text:style-name="T42">，所以应该在本轮次最后一次投掷结束后再进行自增，修改测试用例：</text:span></text:p>
      <text:p text:style-name="P65"/>
      <text:p text:style-name="P28"><text:span text:style-name="T4">public</text:span><text:span text:style-name="T17"> </text:span><text:span text:style-name="T4">void</text:span><text:span text:style-name="T17"> testTwoThrows(){</text:span></text:p>
      <text:p text:style-name="P10"><text:span text:style-name="T17"><text:s text:c="4"/><text:tab/></text:span><text:span text:style-name="T57">a</text:span><text:span text:style-name="T17">.add(5);</text:span></text:p>
      <text:p text:style-name="P10"><text:span text:style-name="T17"><text:s text:c="4"/><text:tab/></text:span><text:span text:style-name="T57">a</text:span><text:span text:style-name="T17">.add(4);</text:span></text:p>
      <text:p text:style-name="P10"><text:span text:style-name="T17"><text:s text:c="4"/><text:tab/></text:span><text:span text:style-name="T18">assertEquals</text:span><text:span text:style-name="T17">(9, </text:span><text:span text:style-name="T57">a</text:span><text:span text:style-name="T17">.score());</text:span></text:p>
      <text:p text:style-name="P10"><text:span text:style-name="T17"><text:s text:c="4"/><text:tab/></text:span><text:span text:style-name="T21">assertEquals</text:span><text:span text:style-name="T51">(2, </text:span><text:span text:style-name="T61">a</text:span><text:span text:style-name="T51">.getCurrentFrame());</text:span></text:p>
      <text:p text:style-name="P58"><text:s text:c="4"/>}</text:p>
      <text:p text:style-name="P58"><text:s text:c="4"/></text:p>
      <text:p text:style-name="P10"><text:span text:style-name="T17"><text:s text:c="4"/></text:span><text:span text:style-name="T4">public</text:span><text:span text:style-name="T17"> </text:span><text:span text:style-name="T4">void</text:span><text:span text:style-name="T17"> testFourThrowsNoMark(){</text:span></text:p>
      <text:p text:style-name="P10"><text:span text:style-name="T17"><text:s text:c="4"/><text:tab/></text:span><text:span text:style-name="T57">a</text:span><text:span text:style-name="T17">.add(5);</text:span></text:p>
      <text:p text:style-name="P10"><text:span text:style-name="T17"><text:s text:c="4"/><text:tab/></text:span><text:span text:style-name="T57">a</text:span><text:span text:style-name="T17">.add(4);</text:span></text:p>
      <text:p text:style-name="P10"><text:span text:style-name="T17"><text:s text:c="4"/><text:tab/></text:span><text:span text:style-name="T57">a</text:span><text:span text:style-name="T17">.add(2);</text:span></text:p>
      <text:p text:style-name="P10"><text:span text:style-name="T17"><text:s text:c="4"/><text:tab/></text:span><text:span text:style-name="T57">a</text:span><text:span text:style-name="T17">.add(7);</text:span></text:p>
      <text:p text:style-name="P10"><text:span text:style-name="T17"><text:s text:c="4"/><text:tab/></text:span><text:span text:style-name="T18">assertEquals</text:span><text:span text:style-name="T17">(18, </text:span><text:span text:style-name="T57">a</text:span><text:span text:style-name="T17">.score());</text:span></text:p>
      <text:p text:style-name="P10"><text:span text:style-name="T17"><text:s text:c="4"/><text:tab/></text:span><text:span text:style-name="T18">assertEquals</text:span><text:span text:style-name="T17">(9, </text:span><text:span text:style-name="T57">a</text:span><text:span text:style-name="T17">.scoreForFrame(1));</text:span></text:p>
      <text:p text:style-name="P10"><text:span text:style-name="T17"><text:s text:c="4"/><text:tab/></text:span><text:span text:style-name="T18">assertEquals</text:span><text:span text:style-name="T17">(18, </text:span><text:span text:style-name="T57">a</text:span><text:span text:style-name="T17">.scoreForFrame(2));</text:span></text:p>
      <text:p text:style-name="P10"><text:span text:style-name="T17"><text:s text:c="4"/><text:tab/></text:span><text:span text:style-name="T21">assertEquals</text:span><text:span text:style-name="T51">(3, </text:span><text:span text:style-name="T61">a</text:span><text:span text:style-name="T51">.getCurrentFrame());</text:span></text:p>
      <text:p text:style-name="P58"><text:s text:c="4"/>}</text:p>
      <text:p text:style-name="P66">修改adjustCurrentFrame()方法</text:p>
      <text:p text:style-name="P29"><text:span text:style-name="T4"><text:s text:c="3"/>private</text:span><text:span text:style-name="T17"> </text:span><text:span text:style-name="T4">int</text:span><text:span text:style-name="T17"> </text:span><text:span text:style-name="T57">currentFrame</text:span><text:span text:style-name="T17"> = </text:span><text:span text:style-name="T53">1</text:span><text:span text:style-name="T17">;</text:span></text:p>
      <text:p text:style-name="P15"><text:span text:style-name="T4"><text:s text:c="3"/>private</text:span><text:span text:style-name="T17"> </text:span><text:span text:style-name="T4">void</text:span><text:span text:style-name="T17"> adjustCurrentFrame() {</text:span></text:p>
      <text:p text:style-name="P15"><text:span text:style-name="T17"><text:tab/><text:tab/></text:span><text:span text:style-name="T4">if</text:span><text:span text:style-name="T17"> (</text:span><text:span text:style-name="T57">firstThrow</text:span><text:span text:style-name="T17"> == </text:span><text:span text:style-name="T4">true</text:span><text:span text:style-name="T17">) {</text:span></text:p>
      <text:p text:style-name="P15"><text:span text:style-name="T17"><text:tab/><text:tab/><text:tab/></text:span><text:span text:style-name="T57">firstThrow</text:span><text:span text:style-name="T17"> = </text:span><text:span text:style-name="T4">false</text:span><text:span text:style-name="T17">;</text:span></text:p>
      <text:p text:style-name="P15"><text:span text:style-name="T17"><text:tab/><text:tab/>} </text:span><text:span text:style-name="T4">else</text:span><text:span text:style-name="T17"> {</text:span></text:p>
      <text:p text:style-name="P15"><text:span text:style-name="T17"><text:tab/><text:tab/><text:tab/></text:span><text:span text:style-name="T57">firstThrow</text:span><text:span text:style-name="T17"> = </text:span><text:span text:style-name="T4">true</text:span><text:span text:style-name="T17">;</text:span></text:p>
      <text:p text:style-name="P15"><text:span text:style-name="T57"><text:tab/><text:tab/><text:tab/></text:span><text:span text:style-name="T61">currentFrame</text:span><text:span text:style-name="T51">++;</text:span></text:p>
      <text:p text:style-name="P60"><text:tab/><text:tab/>}</text:p>
      <text:p text:style-name="P67"><text:tab/>}</text:p>
      <text:p text:style-name="P68">补中情况下测试用例：</text:p>
      <text:p text:style-name="P30"><text:span text:style-name="T17"><text:s/></text:span><text:span text:style-name="T4">public</text:span><text:span text:style-name="T17"> </text:span><text:span text:style-name="T4">void</text:span><text:span text:style-name="T17"> testSimpleSpare(){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7);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18">assertEquals</text:span><text:span text:style-name="T17">(13, </text:span><text:span text:style-name="T57">a</text:span><text:span text:style-name="T17">.scoreForFrame(1));</text:span></text:p>
      <text:p text:style-name="P10"><text:span text:style-name="T17"><text:s text:c="4"/><text:tab/></text:span><text:span text:style-name="T21">assertEquals</text:span><text:span text:style-name="T51">(2, </text:span><text:span text:style-name="T61">a</text:span><text:span text:style-name="T51">.getCurrentFrame());</text:span></text:p>
      <text:p text:style-name="P58"><text:s text:c="4"/>}</text:p>
      <text:p text:style-name="P58"><text:s text:c="4"/></text:p>
      <text:p text:style-name="P10"><text:soft-page-break/><text:span text:style-name="T17"><text:s text:c="4"/></text:span><text:span text:style-name="T4">public</text:span><text:span text:style-name="T17"> </text:span><text:span text:style-name="T4">void</text:span><text:span text:style-name="T17"> testSimpleAfterSpare(){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7);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2);</text:span></text:p>
      <text:p text:style-name="P10"><text:span text:style-name="T17"><text:s text:c="4"/><text:tab/></text:span><text:span text:style-name="T79">assertEquals</text:span><text:span text:style-name="T17">(13, </text:span><text:span text:style-name="T57">a</text:span><text:span text:style-name="T17">.scoreForFrame(1));</text:span></text:p>
      <text:p text:style-name="P10"><text:span text:style-name="T17"><text:s text:c="4"/><text:tab/></text:span><text:span text:style-name="T18">assertEquals</text:span><text:span text:style-name="T17">(18, </text:span><text:span text:style-name="T57">a</text:span><text:span text:style-name="T17">.scoreForFrame(2));</text:span></text:p>
      <text:p text:style-name="P10"><text:span text:style-name="T17"><text:s text:c="4"/><text:tab/></text:span><text:span text:style-name="T21">assertEquals</text:span><text:span text:style-name="T51">(3, </text:span><text:span text:style-name="T61">a</text:span><text:span text:style-name="T51">.getCurrentFrame());</text:span></text:p>
      <text:p text:style-name="P58"><text:s text:c="4"/>}</text:p>
      <text:p text:style-name="P69">5.回到刚才的问题，我们需要score()方法能正常工作，它现在可以调用scoreForFrame(getCurrentFrame() - 1)</text:p>
      <text:p text:style-name="P31"><text:span text:style-name="T4">public</text:span><text:span text:style-name="T17"> </text:span><text:span text:style-name="T4">void</text:span><text:span text:style-name="T17"> testSimpleFrameAfterSpare(){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7);</text:span></text:p>
      <text:p text:style-name="P10"><text:span text:style-name="T17"><text:s text:c="4"/><text:tab/></text:span><text:span text:style-name="T57">a</text:span><text:span text:style-name="T17">.add(3);</text:span></text:p>
      <text:p text:style-name="P10"><text:span text:style-name="T17"><text:s text:c="4"/><text:tab/></text:span><text:span text:style-name="T57">a</text:span><text:span text:style-name="T17">.add(2);</text:span></text:p>
      <text:p text:style-name="P10"><text:span text:style-name="T17"><text:s text:c="4"/><text:tab/></text:span><text:span text:style-name="T18">assertEquals</text:span><text:span text:style-name="T17">(13, </text:span><text:span text:style-name="T57">a</text:span><text:span text:style-name="T17">.scoreForFrame(1));</text:span></text:p>
      <text:p text:style-name="P10"><text:span text:style-name="T17"><text:s text:c="4"/><text:tab/></text:span><text:span text:style-name="T18">assertEquals</text:span><text:span text:style-name="T17">(18, </text:span><text:span text:style-name="T57">a</text:span><text:span text:style-name="T17">.scoreForFrame(2));</text:span></text:p>
      <text:p text:style-name="P10"><text:span text:style-name="T17"><text:s text:c="4"/><text:tab/></text:span><text:span text:style-name="T18">assertEquals</text:span><text:span text:style-name="T17">(3, </text:span><text:span text:style-name="T57">a</text:span><text:span text:style-name="T17">.getCurrentFrame());</text:span></text:p>
      <text:p text:style-name="P10"><text:span text:style-name="T17"><text:s text:c="4"/><text:tab/></text:span><text:span text:style-name="T19">assertEquals</text:span><text:span text:style-name="T45">(18, </text:span><text:span text:style-name="T59">a</text:span><text:span text:style-name="T45">.score());</text:span></text:p>
      <text:p text:style-name="P58"><text:s text:c="4"/>}</text:p>
      <text:p text:style-name="P31"><text:span text:style-name="T17">修改</text:span><text:span text:style-name="T54">score()方法</text:span><text:span text:style-name="T55">，通过测试</text:span><text:span text:style-name="T54">：</text:span></text:p>
      <text:p text:style-name="P31"><text:span text:style-name="T10">public</text:span><text:span text:style-name="T17"> </text:span><text:span text:style-name="T4">int</text:span><text:span text:style-name="T17"> score() {</text:span></text:p>
      <text:p text:style-name="P10"><text:span text:style-name="T17"><text:tab/><text:tab/></text:span><text:span text:style-name="T4">return</text:span><text:span text:style-name="T17"> </text:span><text:span text:style-name="T45">scoreForFrame(getCurrentFrame() - 1);</text:span></text:p>
      <text:p text:style-name="P58"><text:tab/>}</text:p>
      <text:p text:style-name="P70"/>
      <text:p text:style-name="P71">6.现在考虑全中的问题。添加新的测试用例：</text:p>
      <text:p text:style-name="P54"><text:span text:style-name="T4">public</text:span><text:span text:style-name="T17"> </text:span><text:span text:style-name="T4">void</text:span><text:span text:style-name="T17"> test(){</text:span></text:p>
      <text:p text:style-name="P51"><text:span text:style-name="T17"><text:s text:c="4"/><text:tab/></text:span><text:span text:style-name="T57">a</text:span><text:span text:style-name="T17">.add(10);</text:span></text:p>
      <text:p text:style-name="P51"><text:span text:style-name="T17"><text:s text:c="4"/><text:tab/></text:span><text:span text:style-name="T57">a</text:span><text:span text:style-name="T17">.add(3);</text:span></text:p>
      <text:p text:style-name="P51"><text:span text:style-name="T17"><text:s text:c="4"/><text:tab/></text:span><text:span text:style-name="T57">a</text:span><text:span text:style-name="T17">.add(6);</text:span></text:p>
      <text:p text:style-name="P51"><text:span text:style-name="T17"><text:s text:c="4"/><text:tab/></text:span><text:span text:style-name="T18">assertEquals</text:span><text:span text:style-name="T17">(19, </text:span><text:span text:style-name="T57">a</text:span><text:span text:style-name="T17">.scoreForFrame(1));</text:span></text:p>
      <text:p text:style-name="P51"><text:span text:style-name="T17"><text:s text:c="4"/><text:tab/></text:span><text:span text:style-name="T18">assertEquals</text:span><text:span text:style-name="T17">(28, </text:span><text:span text:style-name="T57">a</text:span><text:span text:style-name="T17">.score());</text:span></text:p>
      <text:p text:style-name="P51"><text:span text:style-name="T17"><text:s text:c="4"/><text:tab/></text:span><text:span text:style-name="T18">assertEquals</text:span><text:span text:style-name="T17">(3, </text:span><text:span text:style-name="T57">a</text:span><text:span text:style-name="T17">.getCurrentFrame());</text:span></text:p>
      <text:p text:style-name="P79"><text:s text:c="4"/>}</text:p>
      <text:p text:style-name="P32">通过测试：</text:p>
      <text:p text:style-name="P32"><text:span text:style-name="T4">public</text:span><text:span text:style-name="T17"> </text:span><text:span text:style-name="T4">void</text:span><text:span text:style-name="T17"> add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57">itsThrows</text:span><text:span text:style-name="T17">[</text:span><text:span text:style-name="T57">currentThrow</text:span><text:span text:style-name="T17">++] += </text:span><text:span text:style-name="T62">pins</text:span><text:span text:style-name="T17">;</text:span></text:p>
      <text:p text:style-name="P10"><text:span text:style-name="T17"><text:tab/><text:tab/></text:span><text:span text:style-name="T57">score</text:span><text:span text:style-name="T17"> += </text:span><text:span text:style-name="T62">pins</text:span><text:span text:style-name="T17">;</text:span></text:p>
      <text:p text:style-name="P10"><text:span text:style-name="T17"><text:tab/><text:tab/></text:span><text:span text:style-name="T45">adjustCurrentFrame(</text:span><text:span text:style-name="T64">pins</text:span><text:span text:style-name="T45">)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void</text:span><text:span text:style-name="T17"> adjustCurrentFrame(</text:span><text:span text:style-name="T13">int</text:span><text:span text:style-name="T45"> </text:span><text:span text:style-name="T64">pins</text:span><text:span text:style-name="T17">) {</text:span></text:p>
      <text:p text:style-name="P10"><text:span text:style-name="T17"><text:tab/><text:tab/></text:span><text:span text:style-name="T4">if</text:span><text:span text:style-name="T17"> (</text:span><text:span text:style-name="T57">firstThrow</text:span><text:span text:style-name="T17"> == </text:span><text:span text:style-name="T4">true</text:span><text:span text:style-name="T17">) {</text:span></text:p>
      <text:p text:style-name="P10"><text:span text:style-name="T17"><text:tab/><text:tab/><text:tab/></text:span><text:span text:style-name="T13">if</text:span><text:span text:style-name="T45">(</text:span><text:span text:style-name="T64">pins</text:span><text:span text:style-name="T45"> == 10) <text:s/></text:span><text:span text:style-name="T72">//strike</text:span></text:p>
      <text:p text:style-name="P46"><text:span text:style-name="T17"><text:tab/><text:tab/><text:tab/><text:tab/></text:span><text:span text:style-name="T57">currentFrame</text:span><text:span text:style-name="T17">++;</text:span></text:p>
      <text:p text:style-name="P46"><text:span text:style-name="T17"><text:tab/><text:tab/><text:tab/></text:span><text:span text:style-name="T3">else</text:span></text:p>
      <text:p text:style-name="P46"><text:span text:style-name="T17"><text:tab/><text:tab/><text:tab/><text:tab/></text:span><text:span text:style-name="T57">firstThrow</text:span><text:span text:style-name="T17"> = </text:span><text:span text:style-name="T3">false</text:span><text:span text:style-name="T17">;</text:span></text:p>
      <text:p text:style-name="P10"><text:span text:style-name="T45"><text:tab/><text:tab/>} </text:span><text:span text:style-name="T4">else</text:span><text:span text:style-name="T17"> {</text:span></text:p>
      <text:p text:style-name="P10"><text:span text:style-name="T17"><text:tab/><text:tab/><text:tab/></text:span><text:span text:style-name="T57">firstThrow</text:span><text:span text:style-name="T17"> = </text:span><text:span text:style-name="T4">true</text:span><text:span text:style-name="T17">;</text:span></text:p>
      <text:p text:style-name="P10"><text:span text:style-name="T17"><text:tab/><text:tab/><text:tab/></text:span><text:span text:style-name="T57">currentFrame</text:span><text:span text:style-name="T17">++;</text:span></text:p>
      <text:p text:style-name="P58"><text:tab/><text:tab/>}</text:p>
      <text:p text:style-name="P58"><text:tab/>}</text:p>
      <text:p text:style-name="P32"><text:span text:style-name="T4">public</text:span><text:span text:style-name="T17"> </text:span><text:span text:style-name="T4">int</text:span><text:span text:style-name="T17"> scoreForFrame(</text:span><text:span text:style-name="T4">int</text:span><text:span text:style-name="T17"> </text:span><text:span text:style-name="T62">theFrame</text:span><text:span text:style-name="T17">) {</text:span></text:p>
      <text:p text:style-name="P10"><text:soft-page-break/><text:span text:style-name="T17"><text:tab/><text:tab/></text:span><text:span text:style-name="T4">int</text:span><text:span text:style-name="T17"> </text:span><text:span text:style-name="T62">i</text:span><text:span text:style-name="T17"> = 0;</text:span><text:span text:style-name="T69">// 每一轮对应第几次投掷</text:span></text:p>
      <text:p text:style-name="P10"><text:span text:style-name="T17"><text:tab/><text:tab/></text:span><text:span text:style-name="T4">int</text:span><text:span text:style-name="T17"> </text:span><text:span text:style-name="T62">realFrameScore</text:span><text:span text:style-name="T17"> = 0;</text:span></text:p>
      <text:p text:style-name="P10"><text:span text:style-name="T17"><text:tab/><text:tab/></text:span><text:span text:style-name="T4">for</text:span><text:span text:style-name="T17"> (</text:span><text:span text:style-name="T4">int</text:span><text:span text:style-name="T17"> </text:span><text:span text:style-name="T62">currentFrame</text:span><text:span text:style-name="T17"> = 0; </text:span><text:span text:style-name="T62">currentFrame</text:span><text:span text:style-name="T17"> &lt; </text:span><text:span text:style-name="T62">theFrame</text:span><text:span text:style-name="T17">; </text:span><text:span text:style-name="T62">currentFrame</text:span><text:span text:style-name="T17">++) {</text:span></text:p>
      <text:p text:style-name="P10"><text:span text:style-name="T17"><text:tab/><text:tab/><text:tab/></text:span><text:span text:style-name="T4">int</text:span><text:span text:style-name="T17"> </text:span><text:span text:style-name="T62">firstThrow</text:span><text:span text:style-name="T17"> = </text:span><text:span text:style-name="T57">itsThrows</text:span><text:span text:style-name="T17">[</text:span><text:span text:style-name="T62">i</text:span><text:span text:style-name="T17">++];</text:span><text:span text:style-name="T69">// 每轮中的第一次投掷</text:span></text:p>
      <text:p text:style-name="P10"><text:span text:style-name="T17"><text:tab/><text:tab/><text:tab/></text:span><text:span text:style-name="T13">if</text:span><text:span text:style-name="T45">(</text:span><text:span text:style-name="T64">firstThrow</text:span><text:span text:style-name="T45"> == 10){</text:span></text:p>
      <text:p text:style-name="P46"><text:span text:style-name="T17"><text:tab/><text:tab/><text:tab/><text:tab/></text:span><text:span text:style-name="T62">realFrameScore</text:span><text:span text:style-name="T17"> += 10 + </text:span><text:span text:style-name="T57">itsThrows</text:span><text:span text:style-name="T17">[</text:span><text:span text:style-name="T62">i</text:span><text:span text:style-name="T17">] + </text:span><text:span text:style-name="T57">itsThrows</text:span><text:span text:style-name="T17">[</text:span><text:span text:style-name="T62">i</text:span><text:span text:style-name="T17"> + 1];</text:span></text:p>
      <text:p text:style-name="P10"><text:span text:style-name="T45"><text:tab/><text:tab/><text:tab/>}</text:span><text:span text:style-name="T13">else</text:span><text:span text:style-name="T45">{</text:span></text:p>
      <text:p text:style-name="P10"><text:span text:style-name="T17"><text:tab/><text:tab/><text:tab/><text:tab/></text:span><text:span text:style-name="T4">int</text:span><text:span text:style-name="T17"> </text:span><text:span text:style-name="T62">secondThrow</text:span><text:span text:style-name="T17"> = </text:span><text:span text:style-name="T57">itsThrows</text:span><text:span text:style-name="T17">[</text:span><text:span text:style-name="T62">i</text:span><text:span text:style-name="T17">++];</text:span><text:span text:style-name="T69">// 每轮中的第二次投掷</text:span></text:p>
      <text:p text:style-name="P10"><text:span text:style-name="T17"><text:tab/><text:tab/><text:tab/><text:tab/></text:span><text:span text:style-name="T4">int</text:span><text:span text:style-name="T17"> </text:span><text:span text:style-name="T62">frameScore</text:span><text:span text:style-name="T17"> = </text:span><text:span text:style-name="T62">firstThrow</text:span><text:span text:style-name="T17"> + </text:span><text:span text:style-name="T62">secondThrow</text:span><text:span text:style-name="T17">;</text:span></text:p>
      <text:p text:style-name="P10"><text:span text:style-name="T17"><text:tab/><text:tab/><text:tab/><text:tab/></text:span><text:span text:style-name="T4">if</text:span><text:span text:style-name="T17"> (</text:span><text:span text:style-name="T62">frameScore</text:span><text:span text:style-name="T17"> == 10)</text:span></text:p>
      <text:p text:style-name="P10"><text:span text:style-name="T17"><text:tab/><text:tab/><text:tab/><text:tab/><text:tab/></text:span><text:span text:style-name="T62">realFrameScore</text:span><text:span text:style-name="T17"> += </text:span><text:span text:style-name="T62">frameScore</text:span><text:span text:style-name="T17"> + </text:span><text:span text:style-name="T57">itsThrows</text:span><text:span text:style-name="T17">[</text:span><text:span text:style-name="T62">i</text:span><text:span text:style-name="T17">];</text:span></text:p>
      <text:p text:style-name="P10"><text:span text:style-name="T17"><text:tab/><text:tab/><text:tab/><text:tab/></text:span><text:span text:style-name="T4">else</text:span></text:p>
      <text:p text:style-name="P10"><text:span text:style-name="T17"><text:tab/><text:tab/><text:tab/><text:tab/><text:tab/></text:span><text:span text:style-name="T62">realFrameScore</text:span><text:span text:style-name="T17"> += </text:span><text:span text:style-name="T62">frameScore</text:span><text:span text:style-name="T17">;</text:span></text:p>
      <text:p text:style-name="P10"><text:span text:style-name="T17"><text:tab/><text:tab/><text:tab/></text:span><text:span text:style-name="T45">}</text:span><text:span text:style-name="T17"><text:tab/><text:tab/></text:span></text:p>
      <text:p text:style-name="P58"><text:tab/><text:tab/>}</text:p>
      <text:p text:style-name="P10"><text:span text:style-name="T17"><text:tab/><text:tab/></text:span><text:span text:style-name="T4">return</text:span><text:span text:style-name="T17"> </text:span><text:span text:style-name="T62">realFrameScore</text:span><text:span text:style-name="T17">;</text:span></text:p>
      <text:p text:style-name="P58"><text:tab/>}</text:p>
      <text:p text:style-name="P33"><text:span text:style-name="T84">7</text:span>.为一次完美的比赛进行测试。</text:p>
      <text:p text:style-name="P55"><text:span text:style-name="T4">public</text:span><text:span text:style-name="T17"> </text:span><text:span text:style-name="T4">void</text:span><text:span text:style-name="T17"> testPerfectGame(){</text:span></text:p>
      <text:p text:style-name="P51"><text:span text:style-name="T17"><text:tab/><text:tab/></text:span><text:span text:style-name="T4">for</text:span><text:span text:style-name="T17">(</text:span><text:span text:style-name="T4">int</text:span><text:span text:style-name="T17"> </text:span><text:span text:style-name="T62">i</text:span><text:span text:style-name="T17"> = 0; </text:span><text:span text:style-name="T62">i</text:span><text:span text:style-name="T17"> &lt; 12; </text:span><text:span text:style-name="T62">i</text:span><text:span text:style-name="T17">++){</text:span></text:p>
      <text:p text:style-name="P51"><text:span text:style-name="T17"><text:tab/><text:tab/><text:tab/></text:span><text:span text:style-name="T57">a</text:span><text:span text:style-name="T17">.add(10);</text:span></text:p>
      <text:p text:style-name="P79"><text:tab/><text:tab/>}</text:p>
      <text:p text:style-name="P51"><text:span text:style-name="T17"><text:tab/><text:tab/></text:span><text:span text:style-name="T18">assertEquals</text:span><text:span text:style-name="T17">(300, </text:span><text:span text:style-name="T57">a</text:span><text:span text:style-name="T17">.score());</text:span></text:p>
      <text:p text:style-name="P79"><text:tab/>}</text:p>
      <text:p text:style-name="P33">结果出错<text:span text:style-name="T80">，得分330分。由于当前轮次被类加到了12，应该限定到10。修改adjustCurrentFrame(int pins)方法</text:span></text:p>
      <text:p text:style-name="P33"><text:span text:style-name="T4">private</text:span><text:span text:style-name="T17"> </text:span><text:span text:style-name="T4">void</text:span><text:span text:style-name="T17"> adjustCurrentFrame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4">if</text:span><text:span text:style-name="T17"> (</text:span><text:span text:style-name="T57">firstThrow</text:span><text:span text:style-name="T17"> == </text:span><text:span text:style-name="T4">true</text:span><text:span text:style-name="T17">) {</text:span></text:p>
      <text:p text:style-name="P10"><text:span text:style-name="T17"><text:tab/><text:tab/><text:tab/></text:span><text:span text:style-name="T4">if</text:span><text:span text:style-name="T17">(</text:span><text:span text:style-name="T62">pins</text:span><text:span text:style-name="T17"> == 10) <text:s/></text:span><text:span text:style-name="T69">//strike</text:span></text:p>
      <text:p text:style-name="P10"><text:span text:style-name="T17"><text:tab/><text:tab/><text:tab/><text:tab/></text:span><text:span text:style-name="T57">currentFrame</text:span><text:span text:style-name="T17">++;</text:span></text:p>
      <text:p text:style-name="P10"><text:span text:style-name="T17"><text:tab/><text:tab/><text:tab/></text:span><text:span text:style-name="T4">else</text:span></text:p>
      <text:p text:style-name="P10"><text:span text:style-name="T17"><text:tab/><text:tab/><text:tab/><text:tab/></text:span><text:span text:style-name="T57">firstThrow</text:span><text:span text:style-name="T17"> = </text:span><text:span text:style-name="T4">false</text:span><text:span text:style-name="T17">;</text:span></text:p>
      <text:p text:style-name="P10"><text:span text:style-name="T17"><text:tab/><text:tab/>} </text:span><text:span text:style-name="T4">else</text:span><text:span text:style-name="T17"> {</text:span></text:p>
      <text:p text:style-name="P10"><text:span text:style-name="T17"><text:tab/><text:tab/><text:tab/></text:span><text:span text:style-name="T57">firstThrow</text:span><text:span text:style-name="T17"> = </text:span><text:span text:style-name="T4">true</text:span><text:span text:style-name="T17">;</text:span></text:p>
      <text:p text:style-name="P10"><text:span text:style-name="T17"><text:tab/><text:tab/><text:tab/></text:span><text:span text:style-name="T57">currentFrame</text:span><text:span text:style-name="T17">++;</text:span></text:p>
      <text:p text:style-name="P58"><text:tab/><text:tab/>}</text:p>
      <text:p text:style-name="P10"><text:span text:style-name="T17"><text:tab/><text:tab/></text:span><text:span text:style-name="T59">currentFrame</text:span><text:span text:style-name="T45"> = Math.</text:span><text:span text:style-name="T19">min</text:span><text:span text:style-name="T45">(10, </text:span><text:span text:style-name="T59">currentFrame</text:span><text:span text:style-name="T45">);</text:span></text:p>
      <text:p text:style-name="P58"><text:tab/>}</text:p>
      <text:p text:style-name="P34">再次测试，结果得分270分。由于score()方法中currentFrame() - 1，所以得到的是第九轮的得分。</text:p>
      <text:p text:style-name="P35">修改<text:span text:style-name="T81">： </text:span><text:span text:style-name="T60">currentFrame</text:span><text:span text:style-name="T47"> = Math.</text:span><text:span text:style-name="T20">min</text:span><text:span text:style-name="T47">(1</text:span><text:span text:style-name="T48">1</text:span><text:span text:style-name="T47">, </text:span><text:span text:style-name="T60">currentFrame</text:span><text:span text:style-name="T47">);</text:span>测试通过<text:span text:style-name="T82">。</text:span></text:p>
      <text:p text:style-name="P35"/>
      <text:p text:style-name="P36">7.一个完整的轮次应该是能够计算得分的轮。如果一轮中有补中，要在下一个球投掷后才算完整。如果有全中的情况，要在接下来两次投掷后才算完整。如果都没有，那么该轮第二次投掷后就算完整了。</text:p>
      <text:p text:style-name="P36">修改测试用例<text:span text:style-name="T83">：</text:span></text:p>
      <text:p text:style-name="P36"><text:span text:style-name="T4">public</text:span><text:span text:style-name="T17"> </text:span><text:span text:style-name="T4">void</text:span><text:span text:style-name="T17"> testPerfectGame(){</text:span></text:p>
      <text:p text:style-name="P10"><text:span text:style-name="T17"><text:tab/><text:tab/></text:span><text:span text:style-name="T4">for</text:span><text:span text:style-name="T17">(</text:span><text:span text:style-name="T4">int</text:span><text:span text:style-name="T17"> </text:span><text:span text:style-name="T62">i</text:span><text:span text:style-name="T17"> = 0; </text:span><text:span text:style-name="T62">i</text:span><text:span text:style-name="T17"> &lt; 12; </text:span><text:span text:style-name="T62">i</text:span><text:span text:style-name="T17">++){</text:span></text:p>
      <text:p text:style-name="P10"><text:span text:style-name="T17"><text:tab/><text:tab/><text:tab/></text:span><text:span text:style-name="T57">a</text:span><text:span text:style-name="T17">.add(10);</text:span></text:p>
      <text:p text:style-name="P58"><text:tab/><text:tab/>}</text:p>
      <text:p text:style-name="P10"><text:span text:style-name="T17"><text:tab/><text:tab/></text:span><text:span text:style-name="T18">assertEquals</text:span><text:span text:style-name="T17">(300, </text:span><text:span text:style-name="T57">a</text:span><text:span text:style-name="T17">.score());</text:span></text:p>
      <text:p text:style-name="P10"><text:span text:style-name="T17"><text:tab/><text:tab/></text:span><text:span text:style-name="T19">assertEquals</text:span><text:span text:style-name="T45">(11, </text:span><text:span text:style-name="T59">a</text:span><text:span text:style-name="T45">.getCurrentFrame());</text:span></text:p>
      <text:p text:style-name="P58"><text:tab/>}</text:p>
      <text:p text:style-name="P36"/>
      <text:p text:style-name="P37">顺利通过。添加一次普通比赛：</text:p>
      <text:p text:style-name="P37"><text:span text:style-name="T4">public</text:span><text:span text:style-name="T17"> </text:span><text:span text:style-name="T4">void</text:span><text:span text:style-name="T17"> testSimpleGame(){</text:span></text:p>
      <text:p text:style-name="P10"><text:span text:style-name="T17"><text:tab/><text:tab/></text:span><text:span text:style-name="T57">g</text:span><text:span text:style-name="T17">.add(1);</text:span></text:p>
      <text:p text:style-name="P10"><text:soft-page-break/><text:span text:style-name="T17"><text:tab/><text:tab/></text:span><text:span text:style-name="T57">g</text:span><text:span text:style-name="T17">.add(4);</text:span></text:p>
      <text:p text:style-name="P10"><text:span text:style-name="T17"><text:tab/><text:tab/></text:span><text:span text:style-name="T57">g</text:span><text:span text:style-name="T17">.add(4);</text:span></text:p>
      <text:p text:style-name="P10"><text:span text:style-name="T17"><text:tab/><text:tab/></text:span><text:span text:style-name="T57">g</text:span><text:span text:style-name="T17">.add(5);</text:span></text:p>
      <text:p text:style-name="P10"><text:span text:style-name="T17"><text:tab/><text:tab/></text:span><text:span text:style-name="T57">g</text:span><text:span text:style-name="T17">.add(6);</text:span></text:p>
      <text:p text:style-name="P10"><text:span text:style-name="T17"><text:tab/><text:tab/></text:span><text:span text:style-name="T57">g</text:span><text:span text:style-name="T17">.add(4);</text:span></text:p>
      <text:p text:style-name="P10"><text:span text:style-name="T17"><text:tab/><text:tab/></text:span><text:span text:style-name="T57">g</text:span><text:span text:style-name="T17">.add(5);</text:span></text:p>
      <text:p text:style-name="P10"><text:span text:style-name="T17"><text:tab/><text:tab/></text:span><text:span text:style-name="T57">g</text:span><text:span text:style-name="T17">.add(5);</text:span></text:p>
      <text:p text:style-name="P10"><text:span text:style-name="T17"><text:tab/><text:tab/></text:span><text:span text:style-name="T57">g</text:span><text:span text:style-name="T17">.add(10);</text:span></text:p>
      <text:p text:style-name="P10"><text:span text:style-name="T17"><text:tab/><text:tab/></text:span><text:span text:style-name="T57">g</text:span><text:span text:style-name="T17">.add(0);</text:span></text:p>
      <text:p text:style-name="P10"><text:span text:style-name="T17"><text:tab/><text:tab/></text:span><text:span text:style-name="T57">g</text:span><text:span text:style-name="T17">.add(1);</text:span></text:p>
      <text:p text:style-name="P10"><text:span text:style-name="T17"><text:tab/><text:tab/></text:span><text:span text:style-name="T57">g</text:span><text:span text:style-name="T17">.add(7);</text:span></text:p>
      <text:p text:style-name="P10"><text:span text:style-name="T17"><text:tab/><text:tab/></text:span><text:span text:style-name="T57">g</text:span><text:span text:style-name="T17">.add(3);</text:span></text:p>
      <text:p text:style-name="P10"><text:span text:style-name="T17"><text:tab/><text:tab/></text:span><text:span text:style-name="T57">g</text:span><text:span text:style-name="T17">.add(6);</text:span></text:p>
      <text:p text:style-name="P10"><text:span text:style-name="T17"><text:tab/><text:tab/></text:span><text:span text:style-name="T57">g</text:span><text:span text:style-name="T17">.add(4);</text:span></text:p>
      <text:p text:style-name="P10"><text:span text:style-name="T17"><text:tab/><text:tab/></text:span><text:span text:style-name="T57">g</text:span><text:span text:style-name="T17">.add(10);</text:span></text:p>
      <text:p text:style-name="P10"><text:span text:style-name="T17"><text:tab/><text:tab/></text:span><text:span text:style-name="T57">g</text:span><text:span text:style-name="T17">.add(2);</text:span></text:p>
      <text:p text:style-name="P10"><text:span text:style-name="T17"><text:tab/><text:tab/></text:span><text:span text:style-name="T57">g</text:span><text:span text:style-name="T17">.add(8);</text:span></text:p>
      <text:p text:style-name="P10"><text:span text:style-name="T17"><text:tab/><text:tab/></text:span><text:span text:style-name="T57">g</text:span><text:span text:style-name="T17">.add(6);</text:span></text:p>
      <text:p text:style-name="P10"><text:span text:style-name="T17"><text:tab/><text:tab/></text:span><text:span text:style-name="T18">assertEquals</text:span><text:span text:style-name="T17">(133, </text:span><text:span text:style-name="T57">g</text:span><text:span text:style-name="T17">.Score());</text:span></text:p>
      <text:p text:style-name="P58"><text:tab/>}</text:p>
      <text:p text:style-name="P37">测试通过。测试第十轮补中的情况。</text:p>
      <text:p text:style-name="P37"><text:span text:style-name="T4">public</text:span><text:span text:style-name="T17"> </text:span><text:span text:style-name="T4">void</text:span><text:span text:style-name="T17"> testTenthFrameSpare(){</text:span></text:p>
      <text:p text:style-name="P10"><text:span text:style-name="T17"><text:tab/><text:tab/></text:span><text:span text:style-name="T4">for</text:span><text:span text:style-name="T17">(</text:span><text:span text:style-name="T4">int</text:span><text:span text:style-name="T17"> </text:span><text:span text:style-name="T62">i</text:span><text:span text:style-name="T17"> = 0; </text:span><text:span text:style-name="T62">i</text:span><text:span text:style-name="T17"> &lt; 9; </text:span><text:span text:style-name="T62">i</text:span><text:span text:style-name="T17">++)</text:span></text:p>
      <text:p text:style-name="P10"><text:span text:style-name="T17"><text:tab/><text:tab/><text:tab/></text:span><text:span text:style-name="T57">g</text:span><text:span text:style-name="T17">.add(10);</text:span></text:p>
      <text:p text:style-name="P10"><text:span text:style-name="T17"><text:tab/><text:tab/></text:span><text:span text:style-name="T57">g</text:span><text:span text:style-name="T17">.add(9);</text:span></text:p>
      <text:p text:style-name="P10"><text:span text:style-name="T17"><text:tab/><text:tab/></text:span><text:span text:style-name="T57">g</text:span><text:span text:style-name="T17">.add(1);</text:span></text:p>
      <text:p text:style-name="P10"><text:span text:style-name="T17"><text:tab/><text:tab/></text:span><text:span text:style-name="T57">g</text:span><text:span text:style-name="T17">.add(1);</text:span></text:p>
      <text:p text:style-name="P10"><text:span text:style-name="T17"><text:tab/><text:tab/></text:span><text:span text:style-name="T18">assertEquals</text:span><text:span text:style-name="T17">(270, </text:span><text:span text:style-name="T57">g</text:span><text:span text:style-name="T17">.Score());</text:span></text:p>
      <text:p text:style-name="P58"><text:tab/>}</text:p>
      <text:p text:style-name="P38">通过。</text:p>
      <text:p text:style-name="P38"/>
      <text:p text:style-name="P39">8.开始重构代码，使程序易读和维护。</text:p>
      <text:p text:style-name="P40">首先看关键的<text:span text:style-name="T85">scoreForFrame(int)方法，我们可以把两次投掷情况单独提取出来，判断是否全中，是否补中，然后返回得分。</text:span></text:p>
      <text:p text:style-name="P16"><text:span text:style-name="T44"><text:tab/></text:span><text:span text:style-name="T4">private</text:span><text:span text:style-name="T17"> </text:span><text:span text:style-name="T4">int</text:span><text:span text:style-name="T17"> </text:span><text:span text:style-name="T57">ball</text:span><text:span text:style-name="T17">;</text:span></text:p>
      <text:p text:style-name="P10"><text:span text:style-name="T17"><text:tab/></text:span><text:span text:style-name="T4">private</text:span><text:span text:style-name="T17"> </text:span><text:span text:style-name="T4">int</text:span><text:span text:style-name="T17"> </text:span><text:span text:style-name="T57">firstThrow</text:span><text:span text:style-name="T17">;</text:span></text:p>
      <text:p text:style-name="P10"><text:span text:style-name="T17"><text:tab/></text:span><text:span text:style-name="T4">private</text:span><text:span text:style-name="T17"> </text:span><text:span text:style-name="T4">int</text:span><text:span text:style-name="T17"> </text:span><text:span text:style-name="T57">secondThrow</text:span><text:span text:style-name="T17">;</text:span></text:p>
      <text:p text:style-name="P10"><text:span text:style-name="T17"><text:tab/></text:span><text:span text:style-name="T4">public</text:span><text:span text:style-name="T17"> </text:span><text:span text:style-name="T4">int</text:span><text:span text:style-name="T17"> scoreForFrame(</text:span><text:span text:style-name="T4">int</text:span><text:span text:style-name="T17"> </text:span><text:span text:style-name="T62">theFrame</text:span><text:span text:style-name="T17">) {</text:span></text:p>
      <text:p text:style-name="P10"><text:span text:style-name="T17"><text:tab/><text:tab/></text:span><text:span text:style-name="T57">ball</text:span><text:span text:style-name="T17"> = 0;</text:span><text:span text:style-name="T69">// 每一轮对应第几次投掷</text:span></text:p>
      <text:p text:style-name="P17"><text:span text:style-name="T17"><text:tab/><text:tab/></text:span><text:span text:style-name="T4">int</text:span><text:span text:style-name="T17"> </text:span><text:span text:style-name="T62">score</text:span><text:span text:style-name="T17"> = 0;</text:span><text:span text:style-name="T69">// 每一轮结束后得分</text:span></text:p>
      <text:p text:style-name="P10"><text:span text:style-name="T17"><text:tab/><text:tab/></text:span><text:span text:style-name="T4">for</text:span><text:span text:style-name="T17"> (</text:span><text:span text:style-name="T4">int</text:span><text:span text:style-name="T17"> </text:span><text:span text:style-name="T62">currentFrame</text:span><text:span text:style-name="T17"> = 0; </text:span><text:span text:style-name="T62">currentFrame</text:span><text:span text:style-name="T17"> &lt; </text:span><text:span text:style-name="T62">theFrame</text:span><text:span text:style-name="T17">; </text:span><text:span text:style-name="T62">currentFrame</text:span><text:span text:style-name="T17">++) {</text:span></text:p>
      <text:p text:style-name="P10"><text:span text:style-name="T17"><text:tab/><text:tab/> <text:s/></text:span><text:span text:style-name="T57">firstThrow</text:span><text:span text:style-name="T17"> = </text:span><text:span text:style-name="T57">itsThrows</text:span><text:span text:style-name="T17">[</text:span><text:span text:style-name="T57">ball</text:span><text:span text:style-name="T17">];</text:span><text:span text:style-name="T69">// 每轮中的第一次投掷</text:span></text:p>
      <text:p text:style-name="P10"><text:span text:style-name="T17"><text:tab/><text:tab/><text:tab/></text:span><text:span text:style-name="T4">if</text:span><text:span text:style-name="T17"> (strike()) {</text:span></text:p>
      <text:p text:style-name="P19"><text:span text:style-name="T17"><text:tab/><text:tab/><text:tab/><text:tab/></text:span><text:span text:style-name="T57">ball</text:span><text:span text:style-name="T17"> ++;</text:span><text:span text:style-name="T69">// 下一轮第一次投掷</text:span></text:p>
      <text:p text:style-name="P10"><text:span text:style-name="T17"><text:tab/><text:tab/><text:tab/><text:tab/></text:span><text:span text:style-name="T62">score</text:span><text:span text:style-name="T17"> += 10 + 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;</text:span></text:p>
      <text:p text:style-name="P10"><text:span text:style-name="T17"><text:tab/><text:tab/><text:tab/>} </text:span><text:span text:style-name="T4">else</text:span><text:span text:style-name="T17"> {</text:span></text:p>
      <text:p text:style-name="P10"><text:span text:style-name="T17"><text:tab/><text:tab/><text:tab/><text:tab/></text:span><text:span text:style-name="T62">score</text:span><text:span text:style-name="T17"> += handleSecondThrow();</text:span></text:p>
      <text:p text:style-name="P58"><text:tab/><text:tab/><text:tab/>}</text:p>
      <text:p text:style-name="P58"><text:tab/><text:tab/>}</text:p>
      <text:p text:style-name="P10"><text:span text:style-name="T17"><text:tab/><text:tab/></text:span><text:span text:style-name="T4">return</text:span><text:span text:style-name="T17"> </text:span><text:span text:style-name="T62">score</text:span><text:span text:style-name="T17">;</text:span></text:p>
      <text:p text:style-name="P58"><text:tab/>}</text:p>
      <text:p text:style-name="P7"/>
      <text:p text:style-name="P58"><text:tab/></text:p>
      <text:p text:style-name="P7"/>
      <text:p text:style-name="P10"><text:soft-page-break/><text:span text:style-name="T17"><text:tab/></text:span><text:span text:style-name="T4">private</text:span><text:span text:style-name="T17"> </text:span><text:span text:style-name="T4">int</text:span><text:span text:style-name="T17"> handleSecondThrow() {</text:span></text:p>
      <text:p text:style-name="P20"><text:span text:style-name="T17"><text:tab/><text:tab/></text:span><text:span text:style-name="T4">int</text:span><text:span text:style-name="T17"> </text:span><text:span text:style-name="T62">score</text:span><text:span text:style-name="T17"> = 0;</text:span><text:span text:style-name="T69">// 每一轮结束后得分</text:span></text:p>
      <text:p text:style-name="P20"><text:span text:style-name="T17"><text:tab/><text:tab/></text:span><text:span text:style-name="T57">secondThrow</text:span><text:span text:style-name="T17"> = </text:span><text:span text:style-name="T57">itsThrows</text:span><text:span text:style-name="T17">[</text:span><text:span text:style-name="T57">ball</text:span><text:span text:style-name="T17"> + 1];</text:span><text:span text:style-name="T69">// </text:span><text:span text:style-name="T73">第一次投掷非全中，获取第二次投掷分数</text:span></text:p>
      <text:p text:style-name="P21"><text:span text:style-name="T17"><text:tab/><text:tab/></text:span><text:span text:style-name="T4">int</text:span><text:span text:style-name="T17"> </text:span><text:span text:style-name="T62">frameScore</text:span><text:span text:style-name="T17"> = </text:span><text:span text:style-name="T57">firstThrow</text:span><text:span text:style-name="T17"> + </text:span><text:span text:style-name="T57">secondThrow</text:span><text:span text:style-name="T17">;</text:span><text:span text:style-name="T69">// 本轮次两次投掷得分</text:span></text:p>
      <text:p text:style-name="P10"><text:span text:style-name="T17"><text:tab/><text:tab/></text:span><text:span text:style-name="T69">//spare needs next frame first throw</text:span></text:p>
      <text:p text:style-name="P10"><text:span text:style-name="T17"><text:tab/><text:tab/></text:span><text:span text:style-name="T4">if</text:span><text:span text:style-name="T17">(spare()){</text:span></text:p>
      <text:p text:style-name="P22"><text:span text:style-name="T17"><text:tab/><text:tab/><text:tab/></text:span><text:span text:style-name="T57">ball</text:span><text:span text:style-name="T17"> += 2;</text:span><text:span text:style-name="T69">// 补中</text:span><text:span text:style-name="T74">，ball+2 到下一轮次。</text:span></text:p>
      <text:p text:style-name="P23"><text:span text:style-name="T17"><text:tab/><text:tab/><text:tab/></text:span><text:span text:style-name="T62">score</text:span><text:span text:style-name="T17"> += </text:span><text:span text:style-name="T62">frameScore</text:span><text:span text:style-name="T17"> + </text:span><text:span text:style-name="T57">itsThrows</text:span><text:span text:style-name="T17">[</text:span><text:span text:style-name="T57">ball</text:span><text:span text:style-name="T17">];</text:span><text:span text:style-name="T69">// 本轮两次投掷得分</text:span><text:span text:style-name="T75">（10）加上下轮第一次</text:span></text:p>
      <text:p text:style-name="P10"><text:span text:style-name="T17"><text:tab/><text:tab/>}</text:span><text:span text:style-name="T4">else</text:span><text:span text:style-name="T17">{</text:span></text:p>
      <text:p text:style-name="P10"><text:span text:style-name="T17"><text:tab/><text:tab/><text:tab/></text:span><text:span text:style-name="T57">ball</text:span><text:span text:style-name="T17"> += 2;</text:span></text:p>
      <text:p text:style-name="P10"><text:span text:style-name="T17"><text:tab/><text:tab/><text:tab/></text:span><text:span text:style-name="T62">score</text:span><text:span text:style-name="T17"> += </text:span><text:span text:style-name="T62">frameScore</text:span><text:span text:style-name="T17">;</text:span></text:p>
      <text:p text:style-name="P58"><text:tab/><text:tab/>}</text:p>
      <text:p text:style-name="P10"><text:span text:style-name="T17"><text:tab/><text:tab/></text:span><text:span text:style-name="T4">return</text:span><text:span text:style-name="T17"> </text:span><text:span text:style-name="T62">score</text:span><text:span text:style-name="T17">;</text:span></text:p>
      <text:p text:style-name="P58"><text:tab/>}</text:p>
      <text:p text:style-name="P18"><text:span text:style-name="T17"><text:tab/></text:span><text:span text:style-name="T69">//判断是否全中</text:span></text:p>
      <text:p text:style-name="P10"><text:span text:style-name="T17"><text:tab/></text:span><text:span text:style-name="T4">private</text:span><text:span text:style-name="T17"> </text:span><text:span text:style-name="T4">boolean</text:span><text:span text:style-name="T17"> strik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 == 10;</text:span></text:p>
      <text:p text:style-name="P58"><text:tab/>}</text:p>
      <text:p text:style-name="P8"><text:tab/><text:span text:style-name="T68">//判断是否</text:span><text:span text:style-name="T77">补中</text:span></text:p>
      <text:p text:style-name="P10"><text:span text:style-name="T17"><text:tab/></text:span><text:span text:style-name="T4">private</text:span><text:span text:style-name="T17"> </text:span><text:span text:style-name="T4">boolean</text:span><text:span text:style-name="T17"> spare() {</text:span></text:p>
      <text:p text:style-name="P10"><text:span text:style-name="T17"><text:tab/><text:tab/></text:span><text:span text:style-name="T4">return</text:span><text:span text:style-name="T17"> (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) == 10;</text:span></text:p>
      <text:p text:style-name="P58"><text:tab/>}</text:p>
      <text:p text:style-name="P72">尝试去掉firstThrow和secondThrow变量，用函数替代。</text:p>
      <text:p text:style-name="P24"><text:span text:style-name="T4"><text:tab/>if</text:span><text:span text:style-name="T17"> (strike()) {</text:span></text:p>
      <text:p text:style-name="P24"><text:span text:style-name="T17"><text:tab/><text:tab/></text:span><text:span text:style-name="T57">ball</text:span><text:span text:style-name="T17"> ++;</text:span><text:span text:style-name="T69">// 下一轮第一次投掷</text:span></text:p>
      <text:p text:style-name="P24"><text:span text:style-name="T17"><text:tab/><text:tab/></text:span><text:span text:style-name="T69">//</text:span><text:span text:style-name="T62">score</text:span><text:span text:style-name="T17"> += 10 + 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;</text:span></text:p>
      <text:p text:style-name="P24"><text:span text:style-name="T17"><text:tab/><text:tab/></text:span><text:span text:style-name="T64">score</text:span><text:span text:style-name="T45"> += 10 + </text:span><text:span text:style-name="T49">nextTwoBalls();</text:span></text:p>
      <text:p text:style-name="P73"><text:tab/>}</text:p>
      <text:p text:style-name="P73"/>
      <text:p text:style-name="P24"><text:span text:style-name="T4"><text:tab/>if</text:span><text:span text:style-name="T17">(spare()){</text:span></text:p>
      <text:p text:style-name="P24"><text:span text:style-name="T17"><text:tab/><text:tab/></text:span><text:span text:style-name="T57">ball</text:span><text:span text:style-name="T17"> += 2;</text:span><text:span text:style-name="T69">// 补中</text:span><text:span text:style-name="T74">，ball+2 到下一轮次。</text:span></text:p>
      <text:p text:style-name="P24"><text:span text:style-name="T17"><text:tab/><text:tab/></text:span><text:span text:style-name="T69">//</text:span><text:span text:style-name="T62">score</text:span><text:span text:style-name="T17"> += </text:span><text:span text:style-name="T62">frameScore</text:span><text:span text:style-name="T17"> + </text:span><text:span text:style-name="T57">itsThrows</text:span><text:span text:style-name="T17">[</text:span><text:span text:style-name="T57">ball</text:span><text:span text:style-name="T17">];</text:span><text:span text:style-name="T69">// 本轮两次投掷得分</text:span><text:span text:style-name="T76">10</text:span><text:span text:style-name="T75">加上下轮第一次<text:tab/><text:tab/><text:tab/></text:span><text:span text:style-name="T65">score</text:span><text:span text:style-name="T50"> += 10 + </text:span><text:span text:style-name="T49">nextBall();</text:span></text:p>
      <text:p text:style-name="P41"><text:span text:style-name="T17"><text:tab/>}</text:span><text:span text:style-name="T4">else</text:span><text:span text:style-name="T17">{</text:span></text:p>
      <text:p text:style-name="P24"><text:span text:style-name="T17"><text:tab/><text:tab/></text:span><text:span text:style-name="T57">ball</text:span><text:span text:style-name="T17"> += 2;</text:span></text:p>
      <text:p text:style-name="P24"><text:span text:style-name="T17"><text:tab/><text:tab/></text:span><text:span text:style-name="T69">//</text:span><text:span text:style-name="T62">score</text:span><text:span text:style-name="T17"> += </text:span><text:span text:style-name="T62">frameScore</text:span><text:span text:style-name="T17">;</text:span></text:p>
      <text:p text:style-name="P24"><text:span text:style-name="T17"><text:tab/><text:tab/></text:span><text:span text:style-name="T65">score</text:span><text:span text:style-name="T50"> += 10 + </text:span><text:span text:style-name="T49">twoBallsInFrame();</text:span></text:p>
      <text:p text:style-name="P73"><text:tab/>}</text:p>
      <text:p text:style-name="P56"><text:span text:style-name="T44"><text:tab/></text:span><text:span text:style-name="T4">private</text:span><text:span text:style-name="T17"> </text:span><text:span text:style-name="T4">int</text:span><text:span text:style-name="T17"> twoBallsInFrame() {</text:span></text:p>
      <text:p text:style-name="P51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;</text:span></text:p>
      <text:p text:style-name="P79"><text:tab/>}</text:p>
      <text:p text:style-name="P9"/>
      <text:p text:style-name="P51"><text:span text:style-name="T17"><text:tab/></text:span><text:span text:style-name="T4">private</text:span><text:span text:style-name="T17"> </text:span><text:span text:style-name="T4">int</text:span><text:span text:style-name="T17"> nextBallForSpare() {</text:span></text:p>
      <text:p text:style-name="P51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;</text:span></text:p>
      <text:p text:style-name="P79"><text:tab/>}</text:p>
      <text:p text:style-name="P9"/>
      <text:p text:style-name="P51"><text:span text:style-name="T17"><text:tab/></text:span><text:span text:style-name="T4">private</text:span><text:span text:style-name="T17"> </text:span><text:span text:style-name="T4">int</text:span><text:span text:style-name="T17"> nextTwoBallsForStrike() {</text:span></text:p>
      <text:p text:style-name="P51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];</text:span></text:p>
      <text:p text:style-name="P79"><text:tab/>}</text:p>
      <text:p text:style-name="P41"><text:span text:style-name="T17">修改使用一致的方式增加变量</text:span><text:span text:style-name="T56">ball后将三种情况合并</text:span></text:p>
      <text:p text:style-name="P41"><text:span text:style-name="T11">public</text:span><text:span text:style-name="T17"> </text:span><text:span text:style-name="T4">int</text:span><text:span text:style-name="T17"> scoreForFrame(</text:span><text:span text:style-name="T4">int</text:span><text:span text:style-name="T17"> </text:span><text:span text:style-name="T62">theFrame</text:span><text:span text:style-name="T17">) {</text:span></text:p>
      <text:p text:style-name="P10"><text:span text:style-name="T17"><text:tab/><text:tab/></text:span><text:span text:style-name="T57">ball</text:span><text:span text:style-name="T17"> = 0;</text:span><text:span text:style-name="T69">// 每一轮对应第几次投掷</text:span></text:p>
      <text:p text:style-name="P10"><text:span text:style-name="T17"><text:tab/><text:tab/></text:span><text:span text:style-name="T4">int</text:span><text:span text:style-name="T17"> </text:span><text:span text:style-name="T62">score</text:span><text:span text:style-name="T17"> = 0;</text:span></text:p>
      <text:p text:style-name="P10"><text:soft-page-break/><text:span text:style-name="T17"><text:tab/></text:span><text:span text:style-name="T4">for</text:span><text:span text:style-name="T17"> (</text:span><text:span text:style-name="T4">int</text:span><text:span text:style-name="T17"> </text:span><text:span text:style-name="T62">currentFrame</text:span><text:span text:style-name="T17"> = 0; </text:span><text:span text:style-name="T62">currentFrame</text:span><text:span text:style-name="T17"> &lt; </text:span><text:span text:style-name="T62">theFrame</text:span><text:span text:style-name="T17">; </text:span><text:span text:style-name="T62">currentFrame</text:span><text:span text:style-name="T17">++) {</text:span></text:p>
      <text:p text:style-name="P10"><text:span text:style-name="T17"><text:tab/><text:tab/></text:span><text:span text:style-name="T4">if</text:span><text:span text:style-name="T17"> (strike()) {</text:span></text:p>
      <text:p text:style-name="P10"><text:span text:style-name="T17"><text:tab/><text:tab/><text:tab/></text:span><text:span text:style-name="T62">score</text:span><text:span text:style-name="T17"> += 10 + nextTwoBallsForStrike();</text:span></text:p>
      <text:p text:style-name="P10"><text:span text:style-name="T17"><text:tab/><text:tab/><text:tab/></text:span><text:span text:style-name="T59">ball</text:span><text:span text:style-name="T45"> ++;</text:span></text:p>
      <text:p text:style-name="P10"><text:span text:style-name="T17"><text:tab/><text:tab/>} </text:span><text:span text:style-name="T4">else</text:span><text:span text:style-name="T17"> </text:span><text:span text:style-name="T4">if</text:span><text:span text:style-name="T17">(spare()){</text:span></text:p>
      <text:p text:style-name="P10"><text:span text:style-name="T17"><text:tab/><text:tab/><text:tab/></text:span><text:span text:style-name="T62">score</text:span><text:span text:style-name="T17"> += 10 + nextBallForSpare();</text:span></text:p>
      <text:p text:style-name="P10"><text:span text:style-name="T17"><text:tab/><text:tab/><text:tab/></text:span><text:span text:style-name="T59">ball</text:span><text:span text:style-name="T45"> += 2;</text:span></text:p>
      <text:p text:style-name="P10"><text:span text:style-name="T17"><text:tab/><text:tab/>}</text:span><text:span text:style-name="T4">else</text:span><text:span text:style-name="T17">{</text:span></text:p>
      <text:p text:style-name="P10"><text:span text:style-name="T17"><text:tab/><text:tab/><text:tab/></text:span><text:span text:style-name="T62">score</text:span><text:span text:style-name="T17"> += twoBallsInFrame();</text:span></text:p>
      <text:p text:style-name="P10"><text:span text:style-name="T17"><text:tab/><text:tab/><text:tab/></text:span><text:span text:style-name="T57">ball</text:span><text:span text:style-name="T17"> += 2;</text:span></text:p>
      <text:p text:style-name="P58"><text:tab/><text:tab/>}</text:p>
      <text:p text:style-name="P58"><text:tab/>}</text:p>
      <text:p text:style-name="P10"><text:span text:style-name="T17"><text:tab/><text:tab/></text:span><text:span text:style-name="T4">return</text:span><text:span text:style-name="T17"> </text:span><text:span text:style-name="T62">score</text:span><text:span text:style-name="T17">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int</text:span><text:span text:style-name="T17"> twoBallsInFram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int</text:span><text:span text:style-name="T17"> nextBallForSpar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45"> + 2</text:span><text:span text:style-name="T17">]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int</text:span><text:span text:style-name="T17"> nextTwoBallsForStrik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51"> </text:span><text:span text:style-name="T45">+ 1</text:span><text:span text:style-name="T17">] + </text:span><text:span text:style-name="T57">itsThrows</text:span><text:span text:style-name="T17">[</text:span><text:span text:style-name="T57">ball</text:span><text:span text:style-name="T17"> </text:span><text:span text:style-name="T45">+ 2</text:span><text:span text:style-name="T17">];</text:span></text:p>
      <text:p text:style-name="P58"><text:tab/>}</text:p>
      <text:p text:style-name="P74"/>
      <text:p text:style-name="P42"><text:span text:style-name="T56">初步重构后完整代码</text:span><text:span text:style-name="T17">：</text:span></text:p>
      <text:p text:style-name="P43"><text:span text:style-name="T4"><text:tab/>private</text:span><text:span text:style-name="T17"> </text:span><text:span text:style-name="T4">int</text:span><text:span text:style-name="T17"> </text:span><text:span text:style-name="T57">ball</text:span><text:span text:style-name="T17">;</text:span></text:p>
      <text:p text:style-name="P42"><text:span text:style-name="T44"><text:tab/></text:span><text:span text:style-name="T4">private</text:span><text:span text:style-name="T17"> </text:span><text:span text:style-name="T4">boolean</text:span><text:span text:style-name="T17"> </text:span><text:span text:style-name="T57">firstThrowInFrame</text:span><text:span text:style-name="T17"> = </text:span><text:span text:style-name="T4">true</text:span><text:span text:style-name="T17">;</text:span></text:p>
      <text:p text:style-name="P10"><text:span text:style-name="T17"><text:tab/></text:span><text:span text:style-name="T4">private</text:span><text:span text:style-name="T17"> </text:span><text:span text:style-name="T4">int</text:span><text:span text:style-name="T17"> </text:span><text:span text:style-name="T57">currentThrow</text:span><text:span text:style-name="T17"> = 0;</text:span></text:p>
      <text:p text:style-name="P10"><text:span text:style-name="T17"><text:tab/></text:span><text:span text:style-name="T4">private</text:span><text:span text:style-name="T17"> </text:span><text:span text:style-name="T4">int</text:span><text:span text:style-name="T17"> </text:span><text:span text:style-name="T57">currentFrame</text:span><text:span text:style-name="T17"> = 1;</text:span></text:p>
      <text:p text:style-name="P10"><text:span text:style-name="T17"><text:tab/></text:span><text:span text:style-name="T4">private</text:span><text:span text:style-name="T17"> </text:span><text:span text:style-name="T4">int</text:span><text:span text:style-name="T17">[] </text:span><text:span text:style-name="T57">itsThrows</text:span><text:span text:style-name="T17"> = </text:span><text:span text:style-name="T4">new</text:span><text:span text:style-name="T17"> </text:span><text:span text:style-name="T4">int</text:span><text:span text:style-name="T17">[21];</text:span><text:span text:style-name="T69">// 最多投掷次数10*2+1;</text:span></text:p>
      <text:p text:style-name="P7"/>
      <text:p text:style-name="P10"><text:span text:style-name="T17"><text:tab/></text:span><text:span text:style-name="T4">public</text:span><text:span text:style-name="T17"> </text:span><text:span text:style-name="T4">void</text:span><text:span text:style-name="T17"> add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57">itsThrows</text:span><text:span text:style-name="T17">[</text:span><text:span text:style-name="T57">currentThrow</text:span><text:span text:style-name="T17">++] += </text:span><text:span text:style-name="T62">pins</text:span><text:span text:style-name="T17">;</text:span></text:p>
      <text:p text:style-name="P10"><text:span text:style-name="T17"><text:tab/><text:tab/>adjustCurrentFrame(</text:span><text:span text:style-name="T62">pins</text:span><text:span text:style-name="T17">);</text:span></text:p>
      <text:p text:style-name="P58"><text:tab/>}</text:p>
      <text:p text:style-name="P10"><text:span text:style-name="T17"><text:tab/></text:span><text:span text:style-name="T4">private</text:span><text:span text:style-name="T17"> </text:span><text:span text:style-name="T4">void</text:span><text:span text:style-name="T17"> adjustCurrentFrame(</text:span><text:span text:style-name="T4">int</text:span><text:span text:style-name="T17"> </text:span><text:span text:style-name="T62">pins</text:span><text:span text:style-name="T17">) {</text:span></text:p>
      <text:p text:style-name="P10"><text:span text:style-name="T17"><text:tab/><text:tab/></text:span><text:span text:style-name="T4">if</text:span><text:span text:style-name="T17"> (</text:span><text:span text:style-name="T57">firstThrowInFrame</text:span><text:span text:style-name="T17"> == </text:span><text:span text:style-name="T4">true</text:span><text:span text:style-name="T17">) {</text:span></text:p>
      <text:p text:style-name="P10"><text:span text:style-name="T17"><text:tab/><text:tab/><text:tab/></text:span><text:span text:style-name="T4">if</text:span><text:span text:style-name="T17"> (</text:span><text:span text:style-name="T62">pins</text:span><text:span text:style-name="T17"> == 10) </text:span><text:span text:style-name="T69">// strike</text:span></text:p>
      <text:p text:style-name="P10"><text:span text:style-name="T17"><text:tab/><text:tab/><text:tab/><text:tab/></text:span><text:span text:style-name="T57">currentFrame</text:span><text:span text:style-name="T17">++;</text:span></text:p>
      <text:p text:style-name="P10"><text:span text:style-name="T17"><text:tab/><text:tab/><text:tab/></text:span><text:span text:style-name="T4">else</text:span></text:p>
      <text:p text:style-name="P10"><text:span text:style-name="T17"><text:tab/><text:tab/><text:tab/><text:tab/></text:span><text:span text:style-name="T57">firstThrowInFrame</text:span><text:span text:style-name="T17"> = </text:span><text:span text:style-name="T4">false</text:span><text:span text:style-name="T17">;</text:span></text:p>
      <text:p text:style-name="P10"><text:span text:style-name="T17"><text:tab/><text:tab/>} </text:span><text:span text:style-name="T4">else</text:span><text:span text:style-name="T17"> {</text:span></text:p>
      <text:p text:style-name="P10"><text:span text:style-name="T17"><text:tab/><text:tab/><text:tab/></text:span><text:span text:style-name="T57">firstThrowInFrame</text:span><text:span text:style-name="T17"> = </text:span><text:span text:style-name="T4">true</text:span><text:span text:style-name="T17">;</text:span></text:p>
      <text:p text:style-name="P10"><text:span text:style-name="T17"><text:tab/><text:tab/><text:tab/></text:span><text:span text:style-name="T57">currentFrame</text:span><text:span text:style-name="T17">++;</text:span></text:p>
      <text:p text:style-name="P58"><text:tab/><text:tab/>}</text:p>
      <text:p text:style-name="P10"><text:span text:style-name="T17"><text:tab/><text:tab/></text:span><text:span text:style-name="T57">currentFrame</text:span><text:span text:style-name="T17"> = Math.</text:span><text:span text:style-name="T18">min</text:span><text:span text:style-name="T17">(11, </text:span><text:span text:style-name="T57">currentFrame</text:span><text:span text:style-name="T17">);</text:span></text:p>
      <text:p text:style-name="P58"><text:tab/>}</text:p>
      <text:p text:style-name="P10"><text:span text:style-name="T17"><text:tab/></text:span><text:span text:style-name="T4">public</text:span><text:span text:style-name="T17"> </text:span><text:span text:style-name="T4">int</text:span><text:span text:style-name="T17"> score() {</text:span></text:p>
      <text:p text:style-name="P10"><text:span text:style-name="T17"><text:tab/><text:tab/></text:span><text:span text:style-name="T4">return</text:span><text:span text:style-name="T17"> scoreForFrame(getCurrentFrame() - 1);</text:span></text:p>
      <text:p text:style-name="P58"><text:tab/>}</text:p>
      <text:p text:style-name="P10"><text:soft-page-break/><text:span text:style-name="T17"><text:tab/></text:span><text:span text:style-name="T4">public</text:span><text:span text:style-name="T17"> </text:span><text:span text:style-name="T4">int</text:span><text:span text:style-name="T17"> getCurrentFrame() {</text:span></text:p>
      <text:p text:style-name="P10"><text:span text:style-name="T17"><text:tab/><text:tab/></text:span><text:span text:style-name="T4">return</text:span><text:span text:style-name="T17"> </text:span><text:span text:style-name="T57">currentFrame</text:span><text:span text:style-name="T17">;</text:span></text:p>
      <text:p text:style-name="P58"><text:tab/>}</text:p>
      <text:p text:style-name="P10"><text:span text:style-name="T17"><text:tab/></text:span><text:span text:style-name="T4">public</text:span><text:span text:style-name="T17"> </text:span><text:span text:style-name="T4">int</text:span><text:span text:style-name="T17"> scoreForFrame(</text:span><text:span text:style-name="T4">int</text:span><text:span text:style-name="T17"> </text:span><text:span text:style-name="T62">theFrame</text:span><text:span text:style-name="T17">) {</text:span></text:p>
      <text:p text:style-name="P10"><text:span text:style-name="T17"><text:tab/><text:tab/></text:span><text:span text:style-name="T57">ball</text:span><text:span text:style-name="T17"> = 0;</text:span><text:span text:style-name="T69">// 每一轮对应第几次投掷</text:span></text:p>
      <text:p text:style-name="P10"><text:span text:style-name="T17"><text:tab/><text:tab/></text:span><text:span text:style-name="T4">int</text:span><text:span text:style-name="T17"> </text:span><text:span text:style-name="T62">score</text:span><text:span text:style-name="T17"> = 0;</text:span></text:p>
      <text:p text:style-name="P10"><text:span text:style-name="T17"><text:tab/><text:tab/></text:span><text:span text:style-name="T4">for</text:span><text:span text:style-name="T17"> (</text:span><text:span text:style-name="T4">int</text:span><text:span text:style-name="T17"> </text:span><text:span text:style-name="T62">currentFrame</text:span><text:span text:style-name="T17"> = 0; </text:span><text:span text:style-name="T62">currentFrame</text:span><text:span text:style-name="T17"> &lt; </text:span><text:span text:style-name="T62">theFrame</text:span><text:span text:style-name="T17">; </text:span><text:span text:style-name="T62">currentFrame</text:span><text:span text:style-name="T17">++) {</text:span></text:p>
      <text:p text:style-name="P10"><text:span text:style-name="T17"><text:tab/><text:tab/><text:tab/></text:span><text:span text:style-name="T4">if</text:span><text:span text:style-name="T17"> (strike()) {</text:span></text:p>
      <text:p text:style-name="P10"><text:span text:style-name="T17"><text:tab/><text:tab/><text:tab/><text:tab/></text:span><text:span text:style-name="T62">score</text:span><text:span text:style-name="T17"> += 10 + nextTwoBallsForStrike();</text:span></text:p>
      <text:p text:style-name="P10"><text:span text:style-name="T17"><text:tab/><text:tab/><text:tab/><text:tab/></text:span><text:span text:style-name="T57">ball</text:span><text:span text:style-name="T17"> ++;</text:span></text:p>
      <text:p text:style-name="P10"><text:span text:style-name="T17"><text:tab/><text:tab/><text:tab/>} </text:span><text:span text:style-name="T4">else</text:span><text:span text:style-name="T17"> </text:span><text:span text:style-name="T4">if</text:span><text:span text:style-name="T17">(spare()){</text:span></text:p>
      <text:p text:style-name="P10"><text:span text:style-name="T17"><text:tab/><text:tab/><text:tab/><text:tab/></text:span><text:span text:style-name="T62">score</text:span><text:span text:style-name="T17"> += 10 + nextBallForSpare();</text:span></text:p>
      <text:p text:style-name="P10"><text:span text:style-name="T17"><text:tab/><text:tab/><text:tab/><text:tab/></text:span><text:span text:style-name="T57">ball</text:span><text:span text:style-name="T17"> += 2;</text:span></text:p>
      <text:p text:style-name="P10"><text:span text:style-name="T17"><text:tab/><text:tab/><text:tab/>}</text:span><text:span text:style-name="T4">else</text:span><text:span text:style-name="T17">{</text:span></text:p>
      <text:p text:style-name="P10"><text:span text:style-name="T17"><text:tab/><text:tab/><text:tab/><text:tab/></text:span><text:span text:style-name="T62">score</text:span><text:span text:style-name="T17"> += twoBallsInFrame();</text:span></text:p>
      <text:p text:style-name="P10"><text:span text:style-name="T17"><text:tab/><text:tab/><text:tab/><text:tab/></text:span><text:span text:style-name="T57">ball</text:span><text:span text:style-name="T17"> += 2;</text:span></text:p>
      <text:p text:style-name="P58"><text:tab/><text:tab/><text:tab/>}</text:p>
      <text:p text:style-name="P58"><text:tab/><text:tab/>}</text:p>
      <text:p text:style-name="P10"><text:span text:style-name="T17"><text:tab/><text:tab/></text:span><text:span text:style-name="T4">return</text:span><text:span text:style-name="T17"> </text:span><text:span text:style-name="T62">score</text:span><text:span text:style-name="T17">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int</text:span><text:span text:style-name="T17"> twoBallsInFram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int</text:span><text:span text:style-name="T17"> nextBallForSpar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 + 2]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int</text:span><text:span text:style-name="T17"> nextTwoBallsForStrik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 + 1] + </text:span><text:span text:style-name="T57">itsThrows</text:span><text:span text:style-name="T17">[</text:span><text:span text:style-name="T57">ball</text:span><text:span text:style-name="T17"> + 2];</text:span></text:p>
      <text:p text:style-name="P58"><text:tab/>}</text:p>
      <text:p text:style-name="P58"><text:tab/></text:p>
      <text:p text:style-name="P10"><text:span text:style-name="T17"><text:tab/></text:span><text:span text:style-name="T4">private</text:span><text:span text:style-name="T17"> </text:span><text:span text:style-name="T4">boolean</text:span><text:span text:style-name="T17"> strike() {</text:span></text:p>
      <text:p text:style-name="P10"><text:span text:style-name="T17"><text:tab/><text:tab/></text:span><text:span text:style-name="T4">return</text:span><text:span text:style-name="T17"> </text:span><text:span text:style-name="T57">itsThrows</text:span><text:span text:style-name="T17">[</text:span><text:span text:style-name="T57">ball</text:span><text:span text:style-name="T17">] == 10;</text:span></text:p>
      <text:p text:style-name="P58"><text:tab/>}</text:p>
      <text:p text:style-name="P7"/>
      <text:p text:style-name="P10"><text:span text:style-name="T17"><text:tab/></text:span><text:span text:style-name="T4">private</text:span><text:span text:style-name="T17"> </text:span><text:span text:style-name="T4">boolean</text:span><text:span text:style-name="T17"> spare() {</text:span></text:p>
      <text:p text:style-name="P10"><text:span text:style-name="T17"><text:tab/><text:tab/></text:span><text:span text:style-name="T4">return</text:span><text:span text:style-name="T17"> (</text:span><text:span text:style-name="T57">itsThrows</text:span><text:span text:style-name="T17">[</text:span><text:span text:style-name="T57">ball</text:span><text:span text:style-name="T17">] + </text:span><text:span text:style-name="T57">itsThrows</text:span><text:span text:style-name="T17">[</text:span><text:span text:style-name="T57">ball</text:span><text:span text:style-name="T17"> + 1]) == 10;</text:span></text:p>
      <text:p text:style-name="P58"><text:tab/>}</text:p>
      <text:p text:style-name="P58"><text:tab/></text:p>
      <text:p text:style-name="P75">考虑到单一职能原则，我们把计算得分的部分提取出来，交给<text:span text:style-name="T86">Scorer对象处理，App只需要知道Frame就行。</text:span></text:p>
      <text:p text:style-name="P77"/>
      <text:p text:style-name="P77"/>
      <text:p text:style-name="P77"/>
      <text:p text:style-name="P77"/>
      <text:p text:style-name="P76">"<text:span text:style-name="T87">IS-A"含义比较宽泛，并不能作为子类型的定义，主要是从行为上来判断。子类型应该是“可替换性的”（这里的可替换性可以通过显示/隐式的契约来定义)。</text:span></text:p>
      <text:p text:style-name="P76"/>
      <text:p text:style-name="P76"/>
      <text:p text:style-name="P76"/>
      <text:p text:style-name="P76"/>
      <text:p text:style-name="P76"/>
      <text:p text:style-name="P80"><text:soft-page-break/>依赖倒置<text:span text:style-name="T88">（DIP）</text:span></text:p>
      <text:p text:style-name="P89">a.高层模块不应该依赖底层模块，二者都应该依赖于抽象</text:p>
      <text:p text:style-name="P89">b.抽象不应该依赖于细节，细节应依赖于抽象</text:p>
      <text:p text:style-name="P90">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文泉驿点阵正黑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zxx" fo:country="none" style:letter-kerning="true" style:font-name-asian="文泉驿点阵正黑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28:00.312438452</meta:creation-date>
    <dc:date>2016-05-19T17:18:38.118442367</dc:date>
    <meta:editing-duration>P1DT25M3S</meta:editing-duration>
    <meta:editing-cycles>122</meta:editing-cycles>
    <meta:generator>LibreOffice/4.1.4.2$Linux_X86_64 LibreOffice_project/410$Build-2</meta:generator>
    <meta:document-statistic meta:table-count="0" meta:image-count="0" meta:object-count="0" meta:page-count="11" meta:paragraph-count="483" meta:word-count="2687" meta:character-count="11450" meta:non-whitespace-character-count="9599"/>
  </office:meta>
</office:document-meta>
</file>